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5354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1.5327in"/>
    </style:style>
    <style:style style:name="co33" style:family="table-column">
      <style:table-column-properties fo:break-before="auto" style:column-width="1.8437in"/>
    </style:style>
    <style:style style:name="co34" style:family="table-column">
      <style:table-column-properties fo:break-before="auto" style:column-width="0.761in"/>
    </style:style>
    <style:style style:name="co35" style:family="table-column">
      <style:table-column-properties fo:break-before="auto" style:column-width="1.2543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7043in"/>
    </style:style>
    <style:style style:name="co38" style:family="table-column">
      <style:table-column-properties fo:break-before="auto" style:column-width="1.8547in"/>
    </style:style>
    <style:style style:name="co39" style:family="table-column">
      <style:table-column-properties fo:break-before="auto" style:column-width="1.1791in"/>
    </style:style>
    <style:style style:name="co40" style:family="table-column">
      <style:table-column-properties fo:break-before="auto" style:column-width="1.2417in"/>
    </style:style>
    <style:style style:name="co41" style:family="table-column">
      <style:table-column-properties fo:break-before="auto" style:column-width="0.9965in"/>
    </style:style>
    <style:style style:name="co42" style:family="table-column">
      <style:table-column-properties fo:break-before="auto" style:column-width="1.1472in"/>
    </style:style>
    <style:style style:name="co43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ouka</text:p>
          </table:table-cell>
          <table:table-cell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Rid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epruchod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Me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em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Vesnice</text:p>
          </table:table-cell>
          <table:table-cell table:style-name="Default"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Rozcesti</text:p>
          </table:table-cell>
          <table:table-cell table:style-name="Default"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hrom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-------|||||-------------|||||-------------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Bez Pokousani</text:p>
          </table:table-cell>
          <table:table-cell office:value-type="string" calcext:value-type="string">
            <text:p>spear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Stavba II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stavby</text:p>
          </table:table-cell>
          <table:table-cell office:value-type="string" calcext:value-type="string">
            <text:p>axe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J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sword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1 Karta</text:p>
          </table:table-cell>
          <table:table-cell office:value-type="string" calcext:value-type="string">
            <text:p>wan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Stavba III</text:p>
          </table:table-cell>
          <table:table-cell office:value-type="string" calcext:value-type="string">
            <text:p>wand2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0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7])); LEFT([.G7]; FIND(&quot;_&quot;; [.G7]) -1); [.G7])" office:value-type="string" office:string-value="binocular" calcext:value-type="string">
            <text:p>binocular</text:p>
          </table:table-cell>
          <table:table-cell table:formula="of:=IF(ISNUMBER(FIND(&quot;_&quot;; [.H7])); LEFT([.H7]; FIND(&quot;_&quot;; [.H7]) -1); [.H7])" office:value-type="string" office:string-value="star" calcext:value-type="string">
            <text:p>star</text:p>
          </table:table-cell>
          <table:table-cell table:formula="of:=IF(ISNUMBER(FIND(&quot;_&quot;; [.I7])); LEFT([.I7]; FIND(&quot;_&quot;; [.I7]) -1); [.I7])">
            <text:p/>
          </table:table-cell>
          <table:table-cell table:formula="of:=IF(ISNUMBER(FIND(&quot;_&quot;; [.J7])); LEFT([.J7]; FIND(&quot;_&quot;; [.J7]) -1); [.J7])">
            <text:p/>
          </table:table-cell>
          <table:table-cell office:value-type="string" calcext:value-type="string">
            <text:p>binocular_star</text:p>
          </table:table-cell>
          <table:table-cell table:formula="of:=IF(ISNUMBER(FIND(&quot;_&quot;; [.G7])); RIGHT([.G7]; LEN([.G7]) - FIND(&quot;_&quot;; [.G7])); &quot;&quot;)" office:value-type="string" office:string-value="star" calcext:value-type="string">
            <text:p>star</text:p>
          </table:table-cell>
          <table:table-cell table:formula="of:=IF(ISNUMBER(FIND(&quot;_&quot;; [.H7])); RIGHT([.H7]; LEN([.H7]) - FIND(&quot;_&quot;; [.H7])); &quot;&quot;)">
            <text:p/>
          </table:table-cell>
          <table:table-cell table:formula="of:=IF(ISNUMBER(FIND(&quot;_&quot;; [.I7])); RIGHT([.I7]; LEN([.I7]) - FIND(&quot;_&quot;; [.I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8])); LEFT([.G8]; FIND(&quot;_&quot;; [.G8]) -1); [.G8])" office:value-type="string" office:string-value="binocular2" calcext:value-type="string">
            <text:p>binocular2</text:p>
          </table:table-cell>
          <table:table-cell table:formula="of:=IF(ISNUMBER(FIND(&quot;_&quot;; [.H8])); LEFT([.H8]; FIND(&quot;_&quot;; [.H8]) -1); [.H8])" office:value-type="string" office:string-value="star" calcext:value-type="string">
            <text:p>star</text:p>
          </table:table-cell>
          <table:table-cell table:formula="of:=IF(ISNUMBER(FIND(&quot;_&quot;; [.I8])); LEFT([.I8]; FIND(&quot;_&quot;; [.I8]) -1); [.I8])">
            <text:p/>
          </table:table-cell>
          <table:table-cell table:formula="of:=IF(ISNUMBER(FIND(&quot;_&quot;; [.J8])); LEFT([.J8]; FIND(&quot;_&quot;; [.J8]) -1); [.J8])">
            <text:p/>
          </table:table-cell>
          <table:table-cell office:value-type="string" calcext:value-type="string">
            <text:p>binocular2_star</text:p>
          </table:table-cell>
          <table:table-cell table:formula="of:=IF(ISNUMBER(FIND(&quot;_&quot;; [.G8])); RIGHT([.G8]; LEN([.G8]) - FIND(&quot;_&quot;; [.G8])); &quot;&quot;)" office:value-type="string" office:string-value="star" calcext:value-type="string">
            <text:p>star</text:p>
          </table:table-cell>
          <table:table-cell table:formula="of:=IF(ISNUMBER(FIND(&quot;_&quot;; [.H8])); RIGHT([.H8]; LEN([.H8]) - FIND(&quot;_&quot;; [.H8])); &quot;&quot;)">
            <text:p/>
          </table:table-cell>
          <table:table-cell table:formula="of:=IF(ISNUMBER(FIND(&quot;_&quot;; [.I8])); RIGHT([.I8]; LEN([.I8]) - FIND(&quot;_&quot;; [.I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9])); LEFT([.G9]; FIND(&quot;_&quot;; [.G9]) -1); [.G9])" office:value-type="string" office:string-value="bone" calcext:value-type="string">
            <text:p>bone</text:p>
          </table:table-cell>
          <table:table-cell table:formula="of:=IF(ISNUMBER(FIND(&quot;_&quot;; [.H9])); LEFT([.H9]; FIND(&quot;_&quot;; [.H9]) -1); [.H9])" office:value-type="string" office:string-value="log" calcext:value-type="string">
            <text:p>log</text:p>
          </table:table-cell>
          <table:table-cell table:formula="of:=IF(ISNUMBER(FIND(&quot;_&quot;; [.I9])); LEFT([.I9]; FIND(&quot;_&quot;; [.I9]) -1); [.I9])">
            <text:p/>
          </table:table-cell>
          <table:table-cell table:formula="of:=IF(ISNUMBER(FIND(&quot;_&quot;; [.J9])); LEFT([.J9]; FIND(&quot;_&quot;; [.J9]) -1); [.J9])">
            <text:p/>
          </table:table-cell>
          <table:table-cell office:value-type="string" calcext:value-type="string">
            <text:p>bone_log</text:p>
          </table:table-cell>
          <table:table-cell table:formula="of:=IF(ISNUMBER(FIND(&quot;_&quot;; [.G9])); RIGHT([.G9]; LEN([.G9]) - FIND(&quot;_&quot;; [.G9])); &quot;&quot;)" office:value-type="string" office:string-value="log" calcext:value-type="string">
            <text:p>log</text:p>
          </table:table-cell>
          <table:table-cell table:formula="of:=IF(ISNUMBER(FIND(&quot;_&quot;; [.H9])); RIGHT([.H9]; LEN([.H9]) - FIND(&quot;_&quot;; [.H9])); &quot;&quot;)">
            <text:p/>
          </table:table-cell>
          <table:table-cell table:formula="of:=IF(ISNUMBER(FIND(&quot;_&quot;; [.I9])); RIGHT([.I9]; LEN([.I9]) - FIND(&quot;_&quot;; [.I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0])); LEFT([.G10]; FIND(&quot;_&quot;; [.G10]) -1); [.G10])" office:value-type="string" office:string-value="bone" calcext:value-type="string">
            <text:p>bone</text:p>
          </table:table-cell>
          <table:table-cell table:formula="of:=IF(ISNUMBER(FIND(&quot;_&quot;; [.H10])); LEFT([.H10]; FIND(&quot;_&quot;; [.H10]) -1); [.H10])" office:value-type="string" office:string-value="two" calcext:value-type="string">
            <text:p>two</text:p>
          </table:table-cell>
          <table:table-cell table:formula="of:=IF(ISNUMBER(FIND(&quot;_&quot;; [.I10])); LEFT([.I10]; FIND(&quot;_&quot;; [.I10]) -1); [.I10])" office:value-type="string" office:string-value="log" calcext:value-type="string">
            <text:p>log</text:p>
          </table:table-cell>
          <table:table-cell table:formula="of:=IF(ISNUMBER(FIND(&quot;_&quot;; [.J10])); LEFT([.J10]; FIND(&quot;_&quot;; [.J10]) -1); [.J10])">
            <text:p/>
          </table:table-cell>
          <table:table-cell office:value-type="string" calcext:value-type="string">
            <text:p>bone_two_log</text:p>
          </table:table-cell>
          <table:table-cell table:formula="of:=IF(ISNUMBER(FIND(&quot;_&quot;; [.G10])); RIGHT([.G10]; LEN([.G10]) - FIND(&quot;_&quot;; [.G10])); &quot;&quot;)" office:value-type="string" office:string-value="two_log" calcext:value-type="string">
            <text:p>two_log</text:p>
          </table:table-cell>
          <table:table-cell table:formula="of:=IF(ISNUMBER(FIND(&quot;_&quot;; [.H10])); RIGHT([.H10]; LEN([.H10]) - FIND(&quot;_&quot;; [.H10])); &quot;&quot;)" office:value-type="string" office:string-value="log" calcext:value-type="string">
            <text:p>log</text:p>
          </table:table-cell>
          <table:table-cell table:formula="of:=IF(ISNUMBER(FIND(&quot;_&quot;; [.I10])); RIGHT([.I10]; LEN([.I10]) - FIND(&quot;_&quot;; [.I1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1])); LEFT([.G11]; FIND(&quot;_&quot;; [.G11]) -1); [.G11])" office:value-type="string" office:string-value="bow" calcext:value-type="string">
            <text:p>bow</text:p>
          </table:table-cell>
          <table:table-cell table:formula="of:=IF(ISNUMBER(FIND(&quot;_&quot;; [.H11])); LEFT([.H11]; FIND(&quot;_&quot;; [.H11]) -1); [.H11])" office:value-type="string" office:string-value="or" calcext:value-type="string">
            <text:p>or</text:p>
          </table:table-cell>
          <table:table-cell table:formula="of:=IF(ISNUMBER(FIND(&quot;_&quot;; [.I11])); LEFT([.I11]; FIND(&quot;_&quot;; [.I11]) -1); [.I11])" office:value-type="string" office:string-value="wolf" calcext:value-type="string">
            <text:p>wolf</text:p>
          </table:table-cell>
          <table:table-cell table:formula="of:=IF(ISNUMBER(FIND(&quot;_&quot;; [.J11])); LEFT([.J11]; FIND(&quot;_&quot;; [.J11]) -1); [.J11])">
            <text:p/>
          </table:table-cell>
          <table:table-cell office:value-type="string" calcext:value-type="string">
            <text:p>bow_or_wolf</text:p>
          </table:table-cell>
          <table:table-cell table:formula="of:=IF(ISNUMBER(FIND(&quot;_&quot;; [.G11])); RIGHT([.G11]; LEN([.G11]) - FIND(&quot;_&quot;; [.G11])); &quot;&quot;)" office:value-type="string" office:string-value="or_wolf" calcext:value-type="string">
            <text:p>or_wolf</text:p>
          </table:table-cell>
          <table:table-cell table:formula="of:=IF(ISNUMBER(FIND(&quot;_&quot;; [.H11])); RIGHT([.H11]; LEN([.H11]) - FIND(&quot;_&quot;; [.H11])); &quot;&quot;)" office:value-type="string" office:string-value="wolf" calcext:value-type="string">
            <text:p>wolf</text:p>
          </table:table-cell>
          <table:table-cell table:formula="of:=IF(ISNUMBER(FIND(&quot;_&quot;; [.I11])); RIGHT([.I11]; LEN([.I11]) - FIND(&quot;_&quot;; [.I1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2])); LEFT([.G12]; FIND(&quot;_&quot;; [.G12]) -1); [.G12])" office:value-type="string" office:string-value="bow" calcext:value-type="string">
            <text:p>bow</text:p>
          </table:table-cell>
          <table:table-cell table:formula="of:=IF(ISNUMBER(FIND(&quot;_&quot;; [.H12])); LEFT([.H12]; FIND(&quot;_&quot;; [.H12]) -1); [.H12])" office:value-type="string" office:string-value="wolf" calcext:value-type="string">
            <text:p>wolf</text:p>
          </table:table-cell>
          <table:table-cell table:formula="of:=IF(ISNUMBER(FIND(&quot;_&quot;; [.I12])); LEFT([.I12]; FIND(&quot;_&quot;; [.I12]) -1); [.I12])">
            <text:p/>
          </table:table-cell>
          <table:table-cell table:formula="of:=IF(ISNUMBER(FIND(&quot;_&quot;; [.J12])); LEFT([.J12]; FIND(&quot;_&quot;; [.J12]) -1); [.J12])">
            <text:p/>
          </table:table-cell>
          <table:table-cell office:value-type="string" calcext:value-type="string">
            <text:p>bow_wolf</text:p>
          </table:table-cell>
          <table:table-cell table:formula="of:=IF(ISNUMBER(FIND(&quot;_&quot;; [.G12])); RIGHT([.G12]; LEN([.G12]) - FIND(&quot;_&quot;; [.G12])); &quot;&quot;)" office:value-type="string" office:string-value="wolf" calcext:value-type="string">
            <text:p>wolf</text:p>
          </table:table-cell>
          <table:table-cell table:formula="of:=IF(ISNUMBER(FIND(&quot;_&quot;; [.H12])); RIGHT([.H12]; LEN([.H12]) - FIND(&quot;_&quot;; [.H12])); &quot;&quot;)">
            <text:p/>
          </table:table-cell>
          <table:table-cell table:formula="of:=IF(ISNUMBER(FIND(&quot;_&quot;; [.I12])); RIGHT([.I12]; LEN([.I12]) - FIND(&quot;_&quot;; [.I1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3])); LEFT([.G13]; FIND(&quot;_&quot;; [.G13]) -1); [.G13])" office:value-type="string" office:string-value="bow" calcext:value-type="string">
            <text:p>bow</text:p>
          </table:table-cell>
          <table:table-cell table:formula="of:=IF(ISNUMBER(FIND(&quot;_&quot;; [.H13])); LEFT([.H13]; FIND(&quot;_&quot;; [.H13]) -1); [.H13])" office:value-type="string" office:string-value="wolf" calcext:value-type="string">
            <text:p>wolf</text:p>
          </table:table-cell>
          <table:table-cell table:formula="of:=IF(ISNUMBER(FIND(&quot;_&quot;; [.I13])); LEFT([.I13]; FIND(&quot;_&quot;; [.I13]) -1); [.I13])" office:value-type="string" office:string-value="favour" calcext:value-type="string">
            <text:p>favour</text:p>
          </table:table-cell>
          <table:table-cell table:formula="of:=IF(ISNUMBER(FIND(&quot;_&quot;; [.J13])); LEFT([.J13]; FIND(&quot;_&quot;; [.J13]) -1); [.J13])">
            <text:p/>
          </table:table-cell>
          <table:table-cell office:value-type="string" calcext:value-type="string">
            <text:p>bow_wolf_favour</text:p>
          </table:table-cell>
          <table:table-cell table:formula="of:=IF(ISNUMBER(FIND(&quot;_&quot;; [.G13])); RIGHT([.G13]; LEN([.G13]) - FIND(&quot;_&quot;; [.G13])); &quot;&quot;)" office:value-type="string" office:string-value="wolf_favour" calcext:value-type="string">
            <text:p>wolf_favour</text:p>
          </table:table-cell>
          <table:table-cell table:formula="of:=IF(ISNUMBER(FIND(&quot;_&quot;; [.H13])); RIGHT([.H13]; LEN([.H13]) - FIND(&quot;_&quot;; [.H13])); &quot;&quot;)" office:value-type="string" office:string-value="favour" calcext:value-type="string">
            <text:p>favour</text:p>
          </table:table-cell>
          <table:table-cell table:formula="of:=IF(ISNUMBER(FIND(&quot;_&quot;; [.I13])); RIGHT([.I13]; LEN([.I13]) - FIND(&quot;_&quot;; [.I1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4])); LEFT([.G14]; FIND(&quot;_&quot;; [.G14]) -1); [.G14])" office:value-type="string" office:string-value="favour" calcext:value-type="string">
            <text:p>favour</text:p>
          </table:table-cell>
          <table:table-cell table:formula="of:=IF(ISNUMBER(FIND(&quot;_&quot;; [.H14])); LEFT([.H14]; FIND(&quot;_&quot;; [.H14]) -1); [.H14])" office:value-type="string" office:string-value="favour" calcext:value-type="string">
            <text:p>favour</text:p>
          </table:table-cell>
          <table:table-cell table:formula="of:=IF(ISNUMBER(FIND(&quot;_&quot;; [.I14])); LEFT([.I14]; FIND(&quot;_&quot;; [.I14]) -1); [.I14])">
            <text:p/>
          </table:table-cell>
          <table:table-cell table:formula="of:=IF(ISNUMBER(FIND(&quot;_&quot;; [.J14])); LEFT([.J14]; FIND(&quot;_&quot;; [.J14]) -1); [.J14])">
            <text:p/>
          </table:table-cell>
          <table:table-cell office:value-type="string" calcext:value-type="string">
            <text:p>favour_favour</text:p>
          </table:table-cell>
          <table:table-cell table:formula="of:=IF(ISNUMBER(FIND(&quot;_&quot;; [.G14])); RIGHT([.G14]; LEN([.G14]) - FIND(&quot;_&quot;; [.G14])); &quot;&quot;)" office:value-type="string" office:string-value="favour" calcext:value-type="string">
            <text:p>favour</text:p>
          </table:table-cell>
          <table:table-cell table:formula="of:=IF(ISNUMBER(FIND(&quot;_&quot;; [.H14])); RIGHT([.H14]; LEN([.H14]) - FIND(&quot;_&quot;; [.H14])); &quot;&quot;)">
            <text:p/>
          </table:table-cell>
          <table:table-cell table:formula="of:=IF(ISNUMBER(FIND(&quot;_&quot;; [.I14])); RIGHT([.I14]; LEN([.I14]) - FIND(&quot;_&quot;; [.I1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5])); LEFT([.G15]; FIND(&quot;_&quot;; [.G15]) -1); [.G15])" office:value-type="string" office:string-value="five" calcext:value-type="string">
            <text:p>five</text:p>
          </table:table-cell>
          <table:table-cell table:formula="of:=IF(ISNUMBER(FIND(&quot;_&quot;; [.H15])); LEFT([.H15]; FIND(&quot;_&quot;; [.H15]) -1); [.H15])" office:value-type="string" office:string-value="bone" calcext:value-type="string">
            <text:p>bone</text:p>
          </table:table-cell>
          <table:table-cell table:formula="of:=IF(ISNUMBER(FIND(&quot;_&quot;; [.I15])); LEFT([.I15]; FIND(&quot;_&quot;; [.I15]) -1); [.I15])">
            <text:p/>
          </table:table-cell>
          <table:table-cell table:formula="of:=IF(ISNUMBER(FIND(&quot;_&quot;; [.J15])); LEFT([.J15]; FIND(&quot;_&quot;; [.J15]) -1); [.J15])">
            <text:p/>
          </table:table-cell>
          <table:table-cell office:value-type="string" calcext:value-type="string">
            <text:p>five_bone</text:p>
          </table:table-cell>
          <table:table-cell table:formula="of:=IF(ISNUMBER(FIND(&quot;_&quot;; [.G15])); RIGHT([.G15]; LEN([.G15]) - FIND(&quot;_&quot;; [.G15])); &quot;&quot;)" office:value-type="string" office:string-value="bone" calcext:value-type="string">
            <text:p>bone</text:p>
          </table:table-cell>
          <table:table-cell table:formula="of:=IF(ISNUMBER(FIND(&quot;_&quot;; [.H15])); RIGHT([.H15]; LEN([.H15]) - FIND(&quot;_&quot;; [.H15])); &quot;&quot;)">
            <text:p/>
          </table:table-cell>
          <table:table-cell table:formula="of:=IF(ISNUMBER(FIND(&quot;_&quot;; [.I15])); RIGHT([.I15]; LEN([.I15]) - FIND(&quot;_&quot;; [.I1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6])); LEFT([.G16]; FIND(&quot;_&quot;; [.G16]) -1); [.G16])" office:value-type="string" office:string-value="five" calcext:value-type="string">
            <text:p>five</text:p>
          </table:table-cell>
          <table:table-cell table:formula="of:=IF(ISNUMBER(FIND(&quot;_&quot;; [.H16])); LEFT([.H16]; FIND(&quot;_&quot;; [.H16]) -1); [.H16])" office:value-type="string" office:string-value="food" calcext:value-type="string">
            <text:p>food</text:p>
          </table:table-cell>
          <table:table-cell table:formula="of:=IF(ISNUMBER(FIND(&quot;_&quot;; [.I16])); LEFT([.I16]; FIND(&quot;_&quot;; [.I16]) -1); [.I16])">
            <text:p/>
          </table:table-cell>
          <table:table-cell table:formula="of:=IF(ISNUMBER(FIND(&quot;_&quot;; [.J16])); LEFT([.J16]; FIND(&quot;_&quot;; [.J16]) -1); [.J16])">
            <text:p/>
          </table:table-cell>
          <table:table-cell office:value-type="string" calcext:value-type="string">
            <text:p>five_food</text:p>
          </table:table-cell>
          <table:table-cell table:formula="of:=IF(ISNUMBER(FIND(&quot;_&quot;; [.G16])); RIGHT([.G16]; LEN([.G16]) - FIND(&quot;_&quot;; [.G16])); &quot;&quot;)" office:value-type="string" office:string-value="food" calcext:value-type="string">
            <text:p>food</text:p>
          </table:table-cell>
          <table:table-cell table:formula="of:=IF(ISNUMBER(FIND(&quot;_&quot;; [.H16])); RIGHT([.H16]; LEN([.H16]) - FIND(&quot;_&quot;; [.H16])); &quot;&quot;)">
            <text:p/>
          </table:table-cell>
          <table:table-cell table:formula="of:=IF(ISNUMBER(FIND(&quot;_&quot;; [.I16])); RIGHT([.I16]; LEN([.I16]) - FIND(&quot;_&quot;; [.I1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7])); LEFT([.G17]; FIND(&quot;_&quot;; [.G17]) -1); [.G17])" office:value-type="string" office:string-value="five" calcext:value-type="string">
            <text:p>five</text:p>
          </table:table-cell>
          <table:table-cell table:formula="of:=IF(ISNUMBER(FIND(&quot;_&quot;; [.H17])); LEFT([.H17]; FIND(&quot;_&quot;; [.H17]) -1); [.H17])" office:value-type="string" office:string-value="storage" calcext:value-type="string">
            <text:p>storage</text:p>
          </table:table-cell>
          <table:table-cell table:formula="of:=IF(ISNUMBER(FIND(&quot;_&quot;; [.I17])); LEFT([.I17]; FIND(&quot;_&quot;; [.I17]) -1); [.I17])">
            <text:p/>
          </table:table-cell>
          <table:table-cell table:formula="of:=IF(ISNUMBER(FIND(&quot;_&quot;; [.J17])); LEFT([.J17]; FIND(&quot;_&quot;; [.J17]) -1); [.J17])">
            <text:p/>
          </table:table-cell>
          <table:table-cell office:value-type="string" calcext:value-type="string">
            <text:p>five_storage</text:p>
          </table:table-cell>
          <table:table-cell table:formula="of:=IF(ISNUMBER(FIND(&quot;_&quot;; [.G17])); RIGHT([.G17]; LEN([.G17]) - FIND(&quot;_&quot;; [.G17])); &quot;&quot;)" office:value-type="string" office:string-value="storage" calcext:value-type="string">
            <text:p>storage</text:p>
          </table:table-cell>
          <table:table-cell table:formula="of:=IF(ISNUMBER(FIND(&quot;_&quot;; [.H17])); RIGHT([.H17]; LEN([.H17]) - FIND(&quot;_&quot;; [.H17])); &quot;&quot;)">
            <text:p/>
          </table:table-cell>
          <table:table-cell table:formula="of:=IF(ISNUMBER(FIND(&quot;_&quot;; [.I17])); RIGHT([.I17]; LEN([.I17]) - FIND(&quot;_&quot;; [.I1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8])); LEFT([.G18]; FIND(&quot;_&quot;; [.G18]) -1); [.G18])" office:value-type="string" office:string-value="food" calcext:value-type="string">
            <text:p>food</text:p>
          </table:table-cell>
          <table:table-cell table:formula="of:=IF(ISNUMBER(FIND(&quot;_&quot;; [.H18])); LEFT([.H18]; FIND(&quot;_&quot;; [.H18]) -1); [.H18])" office:value-type="string" office:string-value="bone" calcext:value-type="string">
            <text:p>bone</text:p>
          </table:table-cell>
          <table:table-cell table:formula="of:=IF(ISNUMBER(FIND(&quot;_&quot;; [.I18])); LEFT([.I18]; FIND(&quot;_&quot;; [.I18]) -1); [.I18])">
            <text:p/>
          </table:table-cell>
          <table:table-cell table:formula="of:=IF(ISNUMBER(FIND(&quot;_&quot;; [.J18])); LEFT([.J18]; FIND(&quot;_&quot;; [.J18]) -1); [.J18])">
            <text:p/>
          </table:table-cell>
          <table:table-cell office:value-type="string" calcext:value-type="string">
            <text:p>food_bone</text:p>
          </table:table-cell>
          <table:table-cell table:formula="of:=IF(ISNUMBER(FIND(&quot;_&quot;; [.G18])); RIGHT([.G18]; LEN([.G18]) - FIND(&quot;_&quot;; [.G18])); &quot;&quot;)" office:value-type="string" office:string-value="bone" calcext:value-type="string">
            <text:p>bone</text:p>
          </table:table-cell>
          <table:table-cell table:formula="of:=IF(ISNUMBER(FIND(&quot;_&quot;; [.H18])); RIGHT([.H18]; LEN([.H18]) - FIND(&quot;_&quot;; [.H18])); &quot;&quot;)">
            <text:p/>
          </table:table-cell>
          <table:table-cell table:formula="of:=IF(ISNUMBER(FIND(&quot;_&quot;; [.I18])); RIGHT([.I18]; LEN([.I18]) - FIND(&quot;_&quot;; [.I1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9])); LEFT([.G19]; FIND(&quot;_&quot;; [.G19]) -1); [.G19])" office:value-type="string" office:string-value="food" calcext:value-type="string">
            <text:p>food</text:p>
          </table:table-cell>
          <table:table-cell table:formula="of:=IF(ISNUMBER(FIND(&quot;_&quot;; [.H19])); LEFT([.H19]; FIND(&quot;_&quot;; [.H19]) -1); [.H19])" office:value-type="string" office:string-value="two" calcext:value-type="string">
            <text:p>two</text:p>
          </table:table-cell>
          <table:table-cell table:formula="of:=IF(ISNUMBER(FIND(&quot;_&quot;; [.I19])); LEFT([.I19]; FIND(&quot;_&quot;; [.I19]) -1); [.I19])" office:value-type="string" office:string-value="bone" calcext:value-type="string">
            <text:p>bone</text:p>
          </table:table-cell>
          <table:table-cell table:formula="of:=IF(ISNUMBER(FIND(&quot;_&quot;; [.J19])); LEFT([.J19]; FIND(&quot;_&quot;; [.J19]) -1); [.J19])">
            <text:p/>
          </table:table-cell>
          <table:table-cell office:value-type="string" calcext:value-type="string">
            <text:p>food_two_bone</text:p>
          </table:table-cell>
          <table:table-cell table:formula="of:=IF(ISNUMBER(FIND(&quot;_&quot;; [.G19])); RIGHT([.G19]; LEN([.G19]) - FIND(&quot;_&quot;; [.G19])); &quot;&quot;)" office:value-type="string" office:string-value="two_bone" calcext:value-type="string">
            <text:p>two_bone</text:p>
          </table:table-cell>
          <table:table-cell table:formula="of:=IF(ISNUMBER(FIND(&quot;_&quot;; [.H19])); RIGHT([.H19]; LEN([.H19]) - FIND(&quot;_&quot;; [.H19])); &quot;&quot;)" office:value-type="string" office:string-value="bone" calcext:value-type="string">
            <text:p>bone</text:p>
          </table:table-cell>
          <table:table-cell table:formula="of:=IF(ISNUMBER(FIND(&quot;_&quot;; [.I19])); RIGHT([.I19]; LEN([.I19]) - FIND(&quot;_&quot;; [.I1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0])); LEFT([.G20]; FIND(&quot;_&quot;; [.G20]) -1); [.G20])" office:value-type="string" office:string-value="four" calcext:value-type="string">
            <text:p>four</text:p>
          </table:table-cell>
          <table:table-cell table:formula="of:=IF(ISNUMBER(FIND(&quot;_&quot;; [.H20])); LEFT([.H20]; FIND(&quot;_&quot;; [.H20]) -1); [.H20])" office:value-type="string" office:string-value="food" calcext:value-type="string">
            <text:p>food</text:p>
          </table:table-cell>
          <table:table-cell table:formula="of:=IF(ISNUMBER(FIND(&quot;_&quot;; [.I20])); LEFT([.I20]; FIND(&quot;_&quot;; [.I20]) -1); [.I20])" office:value-type="string" office:string-value="favour" calcext:value-type="string">
            <text:p>favour</text:p>
          </table:table-cell>
          <table:table-cell table:formula="of:=IF(ISNUMBER(FIND(&quot;_&quot;; [.J20])); LEFT([.J20]; FIND(&quot;_&quot;; [.J20]) -1); [.J20])">
            <text:p/>
          </table:table-cell>
          <table:table-cell office:value-type="string" calcext:value-type="string">
            <text:p>four_food_favour</text:p>
          </table:table-cell>
          <table:table-cell table:formula="of:=IF(ISNUMBER(FIND(&quot;_&quot;; [.G20])); RIGHT([.G20]; LEN([.G20]) - FIND(&quot;_&quot;; [.G20])); &quot;&quot;)" office:value-type="string" office:string-value="food_favour" calcext:value-type="string">
            <text:p>food_favour</text:p>
          </table:table-cell>
          <table:table-cell table:formula="of:=IF(ISNUMBER(FIND(&quot;_&quot;; [.H20])); RIGHT([.H20]; LEN([.H20]) - FIND(&quot;_&quot;; [.H20])); &quot;&quot;)" office:value-type="string" office:string-value="favour" calcext:value-type="string">
            <text:p>favour</text:p>
          </table:table-cell>
          <table:table-cell table:formula="of:=IF(ISNUMBER(FIND(&quot;_&quot;; [.I20])); RIGHT([.I20]; LEN([.I20]) - FIND(&quot;_&quot;; [.I2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1])); LEFT([.G21]; FIND(&quot;_&quot;; [.G21]) -1); [.G21])" office:value-type="string" office:string-value="four" calcext:value-type="string">
            <text:p>four</text:p>
          </table:table-cell>
          <table:table-cell table:formula="of:=IF(ISNUMBER(FIND(&quot;_&quot;; [.H21])); LEFT([.H21]; FIND(&quot;_&quot;; [.H21]) -1); [.H21])" office:value-type="string" office:string-value="food" calcext:value-type="string">
            <text:p>food</text:p>
          </table:table-cell>
          <table:table-cell table:formula="of:=IF(ISNUMBER(FIND(&quot;_&quot;; [.I21])); LEFT([.I21]; FIND(&quot;_&quot;; [.I21]) -1); [.I21])" office:value-type="string" office:string-value="two" calcext:value-type="string">
            <text:p>two</text:p>
          </table:table-cell>
          <table:table-cell table:formula="of:=IF(ISNUMBER(FIND(&quot;_&quot;; [.J21])); LEFT([.J21]; FIND(&quot;_&quot;; [.J21]) -1); [.J21])" office:value-type="string" office:string-value="bone" calcext:value-type="string">
            <text:p>bone</text:p>
          </table:table-cell>
          <table:table-cell office:value-type="string" calcext:value-type="string">
            <text:p>four_food_two_bone</text:p>
          </table:table-cell>
          <table:table-cell table:formula="of:=IF(ISNUMBER(FIND(&quot;_&quot;; [.G21])); RIGHT([.G21]; LEN([.G21]) - FIND(&quot;_&quot;; [.G21])); &quot;&quot;)" office:value-type="string" office:string-value="food_two_bone" calcext:value-type="string">
            <text:p>food_two_bone</text:p>
          </table:table-cell>
          <table:table-cell table:formula="of:=IF(ISNUMBER(FIND(&quot;_&quot;; [.H21])); RIGHT([.H21]; LEN([.H21]) - FIND(&quot;_&quot;; [.H21])); &quot;&quot;)" office:value-type="string" office:string-value="two_bone" calcext:value-type="string">
            <text:p>two_bone</text:p>
          </table:table-cell>
          <table:table-cell table:formula="of:=IF(ISNUMBER(FIND(&quot;_&quot;; [.I21])); RIGHT([.I21]; LEN([.I21]) - FIND(&quot;_&quot;; [.I21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2])); LEFT([.G22]; FIND(&quot;_&quot;; [.G22]) -1); [.G22])" office:value-type="string" office:string-value="log" calcext:value-type="string">
            <text:p>log</text:p>
          </table:table-cell>
          <table:table-cell table:formula="of:=IF(ISNUMBER(FIND(&quot;_&quot;; [.H22])); LEFT([.H22]; FIND(&quot;_&quot;; [.H22]) -1); [.H22])" office:value-type="string" office:string-value="three" calcext:value-type="string">
            <text:p>three</text:p>
          </table:table-cell>
          <table:table-cell table:formula="of:=IF(ISNUMBER(FIND(&quot;_&quot;; [.I22])); LEFT([.I22]; FIND(&quot;_&quot;; [.I22]) -1); [.I22])" office:value-type="string" office:string-value="bone" calcext:value-type="string">
            <text:p>bone</text:p>
          </table:table-cell>
          <table:table-cell table:formula="of:=IF(ISNUMBER(FIND(&quot;_&quot;; [.J22])); LEFT([.J22]; FIND(&quot;_&quot;; [.J22]) -1); [.J22])">
            <text:p/>
          </table:table-cell>
          <table:table-cell office:value-type="string" calcext:value-type="string">
            <text:p>log_three_bone</text:p>
          </table:table-cell>
          <table:table-cell table:formula="of:=IF(ISNUMBER(FIND(&quot;_&quot;; [.G22])); RIGHT([.G22]; LEN([.G22]) - FIND(&quot;_&quot;; [.G22])); &quot;&quot;)" office:value-type="string" office:string-value="three_bone" calcext:value-type="string">
            <text:p>three_bone</text:p>
          </table:table-cell>
          <table:table-cell table:formula="of:=IF(ISNUMBER(FIND(&quot;_&quot;; [.H22])); RIGHT([.H22]; LEN([.H22]) - FIND(&quot;_&quot;; [.H22])); &quot;&quot;)" office:value-type="string" office:string-value="bone" calcext:value-type="string">
            <text:p>bone</text:p>
          </table:table-cell>
          <table:table-cell table:formula="of:=IF(ISNUMBER(FIND(&quot;_&quot;; [.I22])); RIGHT([.I22]; LEN([.I22]) - FIND(&quot;_&quot;; [.I2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3])); LEFT([.G23]; FIND(&quot;_&quot;; [.G23]) -1); [.G23])" office:value-type="string" office:string-value="six" calcext:value-type="string">
            <text:p>six</text:p>
          </table:table-cell>
          <table:table-cell table:formula="of:=IF(ISNUMBER(FIND(&quot;_&quot;; [.H23])); LEFT([.H23]; FIND(&quot;_&quot;; [.H23]) -1); [.H23])" office:value-type="string" office:string-value="bone" calcext:value-type="string">
            <text:p>bone</text:p>
          </table:table-cell>
          <table:table-cell table:formula="of:=IF(ISNUMBER(FIND(&quot;_&quot;; [.I23])); LEFT([.I23]; FIND(&quot;_&quot;; [.I23]) -1); [.I23])" office:value-type="string" office:string-value="two" calcext:value-type="string">
            <text:p>two</text:p>
          </table:table-cell>
          <table:table-cell table:formula="of:=IF(ISNUMBER(FIND(&quot;_&quot;; [.J23])); LEFT([.J23]; FIND(&quot;_&quot;; [.J23]) -1); [.J23])" office:value-type="string" office:string-value="food" calcext:value-type="string">
            <text:p>food</text:p>
          </table:table-cell>
          <table:table-cell office:value-type="string" calcext:value-type="string">
            <text:p>six_bone_two_food</text:p>
          </table:table-cell>
          <table:table-cell table:formula="of:=IF(ISNUMBER(FIND(&quot;_&quot;; [.G23])); RIGHT([.G23]; LEN([.G23]) - FIND(&quot;_&quot;; [.G23])); &quot;&quot;)" office:value-type="string" office:string-value="bone_two_food" calcext:value-type="string">
            <text:p>bone_two_food</text:p>
          </table:table-cell>
          <table:table-cell table:formula="of:=IF(ISNUMBER(FIND(&quot;_&quot;; [.H23])); RIGHT([.H23]; LEN([.H23]) - FIND(&quot;_&quot;; [.H23])); &quot;&quot;)" office:value-type="string" office:string-value="two_food" calcext:value-type="string">
            <text:p>two_food</text:p>
          </table:table-cell>
          <table:table-cell table:formula="of:=IF(ISNUMBER(FIND(&quot;_&quot;; [.I23])); RIGHT([.I23]; LEN([.I23]) - FIND(&quot;_&quot;; [.I23])); &quot;&quot;)" office:value-type="string" office:string-value="food" calcext:value-type="string">
            <text:p>food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4])); LEFT([.G24]; FIND(&quot;_&quot;; [.G24]) -1); [.G24])" office:value-type="string" office:string-value="six" calcext:value-type="string">
            <text:p>six</text:p>
          </table:table-cell>
          <table:table-cell table:formula="of:=IF(ISNUMBER(FIND(&quot;_&quot;; [.H24])); LEFT([.H24]; FIND(&quot;_&quot;; [.H24]) -1); [.H24])" office:value-type="string" office:string-value="food" calcext:value-type="string">
            <text:p>food</text:p>
          </table:table-cell>
          <table:table-cell table:formula="of:=IF(ISNUMBER(FIND(&quot;_&quot;; [.I24])); LEFT([.I24]; FIND(&quot;_&quot;; [.I24]) -1); [.I24])" office:value-type="string" office:string-value="two" calcext:value-type="string">
            <text:p>two</text:p>
          </table:table-cell>
          <table:table-cell table:formula="of:=IF(ISNUMBER(FIND(&quot;_&quot;; [.J24])); LEFT([.J24]; FIND(&quot;_&quot;; [.J24]) -1); [.J24])" office:value-type="string" office:string-value="bone" calcext:value-type="string">
            <text:p>bone</text:p>
          </table:table-cell>
          <table:table-cell office:value-type="string" calcext:value-type="string">
            <text:p>six_food_two_bone</text:p>
          </table:table-cell>
          <table:table-cell table:formula="of:=IF(ISNUMBER(FIND(&quot;_&quot;; [.G24])); RIGHT([.G24]; LEN([.G24]) - FIND(&quot;_&quot;; [.G24])); &quot;&quot;)" office:value-type="string" office:string-value="food_two_bone" calcext:value-type="string">
            <text:p>food_two_bone</text:p>
          </table:table-cell>
          <table:table-cell table:formula="of:=IF(ISNUMBER(FIND(&quot;_&quot;; [.H24])); RIGHT([.H24]; LEN([.H24]) - FIND(&quot;_&quot;; [.H24])); &quot;&quot;)" office:value-type="string" office:string-value="two_bone" calcext:value-type="string">
            <text:p>two_bone</text:p>
          </table:table-cell>
          <table:table-cell table:formula="of:=IF(ISNUMBER(FIND(&quot;_&quot;; [.I24])); RIGHT([.I24]; LEN([.I24]) - FIND(&quot;_&quot;; [.I24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5])); LEFT([.G25]; FIND(&quot;_&quot;; [.G25]) -1); [.G25])" office:value-type="string" office:string-value="swords" calcext:value-type="string">
            <text:p>swords</text:p>
          </table:table-cell>
          <table:table-cell table:formula="of:=IF(ISNUMBER(FIND(&quot;_&quot;; [.H25])); LEFT([.H25]; FIND(&quot;_&quot;; [.H25]) -1); [.H25])" office:value-type="string" office:string-value="bone" calcext:value-type="string">
            <text:p>bone</text:p>
          </table:table-cell>
          <table:table-cell table:formula="of:=IF(ISNUMBER(FIND(&quot;_&quot;; [.I25])); LEFT([.I25]; FIND(&quot;_&quot;; [.I25]) -1); [.I25])">
            <text:p/>
          </table:table-cell>
          <table:table-cell table:formula="of:=IF(ISNUMBER(FIND(&quot;_&quot;; [.J25])); LEFT([.J25]; FIND(&quot;_&quot;; [.J25]) -1); [.J25])">
            <text:p/>
          </table:table-cell>
          <table:table-cell office:value-type="string" calcext:value-type="string">
            <text:p>swords_bone</text:p>
          </table:table-cell>
          <table:table-cell table:formula="of:=IF(ISNUMBER(FIND(&quot;_&quot;; [.G25])); RIGHT([.G25]; LEN([.G25]) - FIND(&quot;_&quot;; [.G25])); &quot;&quot;)" office:value-type="string" office:string-value="bone" calcext:value-type="string">
            <text:p>bone</text:p>
          </table:table-cell>
          <table:table-cell table:formula="of:=IF(ISNUMBER(FIND(&quot;_&quot;; [.H25])); RIGHT([.H25]; LEN([.H25]) - FIND(&quot;_&quot;; [.H25])); &quot;&quot;)">
            <text:p/>
          </table:table-cell>
          <table:table-cell table:formula="of:=IF(ISNUMBER(FIND(&quot;_&quot;; [.I25])); RIGHT([.I25]; LEN([.I25]) - FIND(&quot;_&quot;; [.I2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6])); LEFT([.G26]; FIND(&quot;_&quot;; [.G26]) -1); [.G26])" office:value-type="string" office:string-value="swords" calcext:value-type="string">
            <text:p>swords</text:p>
          </table:table-cell>
          <table:table-cell table:formula="of:=IF(ISNUMBER(FIND(&quot;_&quot;; [.H26])); LEFT([.H26]; FIND(&quot;_&quot;; [.H26]) -1); [.H26])" office:value-type="string" office:string-value="food" calcext:value-type="string">
            <text:p>food</text:p>
          </table:table-cell>
          <table:table-cell table:formula="of:=IF(ISNUMBER(FIND(&quot;_&quot;; [.I26])); LEFT([.I26]; FIND(&quot;_&quot;; [.I26]) -1); [.I26])" office:value-type="string" office:string-value="bone" calcext:value-type="string">
            <text:p>bone</text:p>
          </table:table-cell>
          <table:table-cell table:formula="of:=IF(ISNUMBER(FIND(&quot;_&quot;; [.J26])); LEFT([.J26]; FIND(&quot;_&quot;; [.J26]) -1); [.J26])">
            <text:p/>
          </table:table-cell>
          <table:table-cell office:value-type="string" calcext:value-type="string">
            <text:p><text:span text:style-name="T1">swords_food</text:span>_bone</text:p>
          </table:table-cell>
          <table:table-cell table:formula="of:=IF(ISNUMBER(FIND(&quot;_&quot;; [.G26])); RIGHT([.G26]; LEN([.G26]) - FIND(&quot;_&quot;; [.G26])); &quot;&quot;)" office:value-type="string" office:string-value="food_bone" calcext:value-type="string">
            <text:p>food_bone</text:p>
          </table:table-cell>
          <table:table-cell table:formula="of:=IF(ISNUMBER(FIND(&quot;_&quot;; [.H26])); RIGHT([.H26]; LEN([.H26]) - FIND(&quot;_&quot;; [.H26])); &quot;&quot;)" office:value-type="string" office:string-value="bone" calcext:value-type="string">
            <text:p>bone</text:p>
          </table:table-cell>
          <table:table-cell table:formula="of:=IF(ISNUMBER(FIND(&quot;_&quot;; [.I26])); RIGHT([.I26]; LEN([.I26]) - FIND(&quot;_&quot;; [.I2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7])); LEFT([.G27]; FIND(&quot;_&quot;; [.G27]) -1); [.G27])" office:value-type="string" office:string-value="swords" calcext:value-type="string">
            <text:p>swords</text:p>
          </table:table-cell>
          <table:table-cell table:formula="of:=IF(ISNUMBER(FIND(&quot;_&quot;; [.H27])); LEFT([.H27]; FIND(&quot;_&quot;; [.H27]) -1); [.H27])" office:value-type="string" office:string-value="three" calcext:value-type="string">
            <text:p>three</text:p>
          </table:table-cell>
          <table:table-cell table:formula="of:=IF(ISNUMBER(FIND(&quot;_&quot;; [.I27])); LEFT([.I27]; FIND(&quot;_&quot;; [.I27]) -1); [.I27])" office:value-type="string" office:string-value="food" calcext:value-type="string">
            <text:p>food</text:p>
          </table:table-cell>
          <table:table-cell table:formula="of:=IF(ISNUMBER(FIND(&quot;_&quot;; [.J27])); LEFT([.J27]; FIND(&quot;_&quot;; [.J27]) -1); [.J27])">
            <text:p/>
          </table:table-cell>
          <table:table-cell office:value-type="string" calcext:value-type="string">
            <text:p>swords_three_food</text:p>
          </table:table-cell>
          <table:table-cell table:formula="of:=IF(ISNUMBER(FIND(&quot;_&quot;; [.G27])); RIGHT([.G27]; LEN([.G27]) - FIND(&quot;_&quot;; [.G27])); &quot;&quot;)" office:value-type="string" office:string-value="three_food" calcext:value-type="string">
            <text:p>three_food</text:p>
          </table:table-cell>
          <table:table-cell table:formula="of:=IF(ISNUMBER(FIND(&quot;_&quot;; [.H27])); RIGHT([.H27]; LEN([.H27]) - FIND(&quot;_&quot;; [.H27])); &quot;&quot;)" office:value-type="string" office:string-value="food" calcext:value-type="string">
            <text:p>food</text:p>
          </table:table-cell>
          <table:table-cell table:formula="of:=IF(ISNUMBER(FIND(&quot;_&quot;; [.I27])); RIGHT([.I27]; LEN([.I27]) - FIND(&quot;_&quot;; [.I2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8])); LEFT([.G28]; FIND(&quot;_&quot;; [.G28]) -1); [.G28])" office:value-type="string" office:string-value="three" calcext:value-type="string">
            <text:p>three</text:p>
          </table:table-cell>
          <table:table-cell table:formula="of:=IF(ISNUMBER(FIND(&quot;_&quot;; [.H28])); LEFT([.H28]; FIND(&quot;_&quot;; [.H28]) -1); [.H28])" office:value-type="string" office:string-value="bone" calcext:value-type="string">
            <text:p>bone</text:p>
          </table:table-cell>
          <table:table-cell table:formula="of:=IF(ISNUMBER(FIND(&quot;_&quot;; [.I28])); LEFT([.I28]; FIND(&quot;_&quot;; [.I28]) -1); [.I28])">
            <text:p/>
          </table:table-cell>
          <table:table-cell table:formula="of:=IF(ISNUMBER(FIND(&quot;_&quot;; [.J28])); LEFT([.J28]; FIND(&quot;_&quot;; [.J28]) -1); [.J28])">
            <text:p/>
          </table:table-cell>
          <table:table-cell office:value-type="string" calcext:value-type="string">
            <text:p>three_bone</text:p>
          </table:table-cell>
          <table:table-cell table:formula="of:=IF(ISNUMBER(FIND(&quot;_&quot;; [.G28])); RIGHT([.G28]; LEN([.G28]) - FIND(&quot;_&quot;; [.G28])); &quot;&quot;)" office:value-type="string" office:string-value="bone" calcext:value-type="string">
            <text:p>bone</text:p>
          </table:table-cell>
          <table:table-cell table:formula="of:=IF(ISNUMBER(FIND(&quot;_&quot;; [.H28])); RIGHT([.H28]; LEN([.H28]) - FIND(&quot;_&quot;; [.H28])); &quot;&quot;)">
            <text:p/>
          </table:table-cell>
          <table:table-cell table:formula="of:=IF(ISNUMBER(FIND(&quot;_&quot;; [.I28])); RIGHT([.I28]; LEN([.I28]) - FIND(&quot;_&quot;; [.I2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9])); LEFT([.G29]; FIND(&quot;_&quot;; [.G29]) -1); [.G29])" office:value-type="string" office:string-value="three" calcext:value-type="string">
            <text:p>three</text:p>
          </table:table-cell>
          <table:table-cell table:formula="of:=IF(ISNUMBER(FIND(&quot;_&quot;; [.H29])); LEFT([.H29]; FIND(&quot;_&quot;; [.H29]) -1); [.H29])" office:value-type="string" office:string-value="bone" calcext:value-type="string">
            <text:p>bone</text:p>
          </table:table-cell>
          <table:table-cell table:formula="of:=IF(ISNUMBER(FIND(&quot;_&quot;; [.I29])); LEFT([.I29]; FIND(&quot;_&quot;; [.I29]) -1); [.I29])" office:value-type="string" office:string-value="favour" calcext:value-type="string">
            <text:p>favour</text:p>
          </table:table-cell>
          <table:table-cell table:formula="of:=IF(ISNUMBER(FIND(&quot;_&quot;; [.J29])); LEFT([.J29]; FIND(&quot;_&quot;; [.J29]) -1); [.J29])">
            <text:p/>
          </table:table-cell>
          <table:table-cell office:value-type="string" calcext:value-type="string">
            <text:p><text:span text:style-name="T1">three_bone_</text:span>favour</text:p>
          </table:table-cell>
          <table:table-cell table:formula="of:=IF(ISNUMBER(FIND(&quot;_&quot;; [.G29])); RIGHT([.G29]; LEN([.G29]) - FIND(&quot;_&quot;; [.G29])); &quot;&quot;)" office:value-type="string" office:string-value="bone_favour" calcext:value-type="string">
            <text:p>bone_favour</text:p>
          </table:table-cell>
          <table:table-cell table:formula="of:=IF(ISNUMBER(FIND(&quot;_&quot;; [.H29])); RIGHT([.H29]; LEN([.H29]) - FIND(&quot;_&quot;; [.H29])); &quot;&quot;)" office:value-type="string" office:string-value="favour" calcext:value-type="string">
            <text:p>favour</text:p>
          </table:table-cell>
          <table:table-cell table:formula="of:=IF(ISNUMBER(FIND(&quot;_&quot;; [.I29])); RIGHT([.I29]; LEN([.I29]) - FIND(&quot;_&quot;; [.I2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0])); LEFT([.G30]; FIND(&quot;_&quot;; [.G30]) -1); [.G30])" office:value-type="string" office:string-value="three" calcext:value-type="string">
            <text:p>three</text:p>
          </table:table-cell>
          <table:table-cell table:formula="of:=IF(ISNUMBER(FIND(&quot;_&quot;; [.H30])); LEFT([.H30]; FIND(&quot;_&quot;; [.H30]) -1); [.H30])" office:value-type="string" office:string-value="bone" calcext:value-type="string">
            <text:p>bone</text:p>
          </table:table-cell>
          <table:table-cell table:formula="of:=IF(ISNUMBER(FIND(&quot;_&quot;; [.I30])); LEFT([.I30]; FIND(&quot;_&quot;; [.I30]) -1); [.I30])" office:value-type="string" office:string-value="log" calcext:value-type="string">
            <text:p>log</text:p>
          </table:table-cell>
          <table:table-cell table:formula="of:=IF(ISNUMBER(FIND(&quot;_&quot;; [.J30])); LEFT([.J30]; FIND(&quot;_&quot;; [.J30]) -1); [.J30])">
            <text:p/>
          </table:table-cell>
          <table:table-cell office:value-type="string" calcext:value-type="string">
            <text:p>three_bone_log</text:p>
          </table:table-cell>
          <table:table-cell table:formula="of:=IF(ISNUMBER(FIND(&quot;_&quot;; [.G30])); RIGHT([.G30]; LEN([.G30]) - FIND(&quot;_&quot;; [.G30])); &quot;&quot;)" office:value-type="string" office:string-value="bone_log" calcext:value-type="string">
            <text:p>bone_log</text:p>
          </table:table-cell>
          <table:table-cell table:formula="of:=IF(ISNUMBER(FIND(&quot;_&quot;; [.H30])); RIGHT([.H30]; LEN([.H30]) - FIND(&quot;_&quot;; [.H30])); &quot;&quot;)" office:value-type="string" office:string-value="log" calcext:value-type="string">
            <text:p>log</text:p>
          </table:table-cell>
          <table:table-cell table:formula="of:=IF(ISNUMBER(FIND(&quot;_&quot;; [.I30])); RIGHT([.I30]; LEN([.I30]) - FIND(&quot;_&quot;; [.I3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1])); LEFT([.G31]; FIND(&quot;_&quot;; [.G31]) -1); [.G31])" office:value-type="string" office:string-value="three" calcext:value-type="string">
            <text:p>three</text:p>
          </table:table-cell>
          <table:table-cell table:formula="of:=IF(ISNUMBER(FIND(&quot;_&quot;; [.H31])); LEFT([.H31]; FIND(&quot;_&quot;; [.H31]) -1); [.H31])" office:value-type="string" office:string-value="bone" calcext:value-type="string">
            <text:p>bone</text:p>
          </table:table-cell>
          <table:table-cell table:formula="of:=IF(ISNUMBER(FIND(&quot;_&quot;; [.I31])); LEFT([.I31]; FIND(&quot;_&quot;; [.I31]) -1); [.I31])" office:value-type="string" office:string-value="star" calcext:value-type="string">
            <text:p>star</text:p>
          </table:table-cell>
          <table:table-cell table:formula="of:=IF(ISNUMBER(FIND(&quot;_&quot;; [.J31])); LEFT([.J31]; FIND(&quot;_&quot;; [.J31]) -1); [.J31])">
            <text:p/>
          </table:table-cell>
          <table:table-cell office:value-type="string" calcext:value-type="string">
            <text:p>three_bone_star</text:p>
          </table:table-cell>
          <table:table-cell table:formula="of:=IF(ISNUMBER(FIND(&quot;_&quot;; [.G31])); RIGHT([.G31]; LEN([.G31]) - FIND(&quot;_&quot;; [.G31])); &quot;&quot;)" office:value-type="string" office:string-value="bone_star" calcext:value-type="string">
            <text:p>bone_star</text:p>
          </table:table-cell>
          <table:table-cell table:formula="of:=IF(ISNUMBER(FIND(&quot;_&quot;; [.H31])); RIGHT([.H31]; LEN([.H31]) - FIND(&quot;_&quot;; [.H31])); &quot;&quot;)" office:value-type="string" office:string-value="star" calcext:value-type="string">
            <text:p>star</text:p>
          </table:table-cell>
          <table:table-cell table:formula="of:=IF(ISNUMBER(FIND(&quot;_&quot;; [.I31])); RIGHT([.I31]; LEN([.I31]) - FIND(&quot;_&quot;; [.I3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2])); LEFT([.G32]; FIND(&quot;_&quot;; [.G32]) -1); [.G32])" office:value-type="string" office:string-value="three" calcext:value-type="string">
            <text:p>three</text:p>
          </table:table-cell>
          <table:table-cell table:formula="of:=IF(ISNUMBER(FIND(&quot;_&quot;; [.H32])); LEFT([.H32]; FIND(&quot;_&quot;; [.H32]) -1); [.H32])" office:value-type="string" office:string-value="bone" calcext:value-type="string">
            <text:p>bone</text:p>
          </table:table-cell>
          <table:table-cell table:formula="of:=IF(ISNUMBER(FIND(&quot;_&quot;; [.I32])); LEFT([.I32]; FIND(&quot;_&quot;; [.I32]) -1); [.I32])" office:value-type="string" office:string-value="two" calcext:value-type="string">
            <text:p>two</text:p>
          </table:table-cell>
          <table:table-cell table:formula="of:=IF(ISNUMBER(FIND(&quot;_&quot;; [.J32])); LEFT([.J32]; FIND(&quot;_&quot;; [.J32]) -1); [.J32])" office:value-type="string" office:string-value="log" calcext:value-type="string">
            <text:p>log</text:p>
          </table:table-cell>
          <table:table-cell office:value-type="string" calcext:value-type="string">
            <text:p>three_bone_two_log</text:p>
          </table:table-cell>
          <table:table-cell table:formula="of:=IF(ISNUMBER(FIND(&quot;_&quot;; [.G32])); RIGHT([.G32]; LEN([.G32]) - FIND(&quot;_&quot;; [.G32])); &quot;&quot;)" office:value-type="string" office:string-value="bone_two_log" calcext:value-type="string">
            <text:p>bone_two_log</text:p>
          </table:table-cell>
          <table:table-cell table:formula="of:=IF(ISNUMBER(FIND(&quot;_&quot;; [.H32])); RIGHT([.H32]; LEN([.H32]) - FIND(&quot;_&quot;; [.H32])); &quot;&quot;)" office:value-type="string" office:string-value="two_log" calcext:value-type="string">
            <text:p>two_log</text:p>
          </table:table-cell>
          <table:table-cell table:formula="of:=IF(ISNUMBER(FIND(&quot;_&quot;; [.I32])); RIGHT([.I32]; LEN([.I32]) - FIND(&quot;_&quot;; [.I32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3])); LEFT([.G33]; FIND(&quot;_&quot;; [.G33]) -1); [.G33])" office:value-type="string" office:string-value="three" calcext:value-type="string">
            <text:p>three</text:p>
          </table:table-cell>
          <table:table-cell table:formula="of:=IF(ISNUMBER(FIND(&quot;_&quot;; [.H33])); LEFT([.H33]; FIND(&quot;_&quot;; [.H33]) -1); [.H33])" office:value-type="string" office:string-value="discard" calcext:value-type="string">
            <text:p>discard</text:p>
          </table:table-cell>
          <table:table-cell table:formula="of:=IF(ISNUMBER(FIND(&quot;_&quot;; [.I33])); LEFT([.I33]; FIND(&quot;_&quot;; [.I33]) -1); [.I33])">
            <text:p/>
          </table:table-cell>
          <table:table-cell table:formula="of:=IF(ISNUMBER(FIND(&quot;_&quot;; [.J33])); LEFT([.J33]; FIND(&quot;_&quot;; [.J33]) -1); [.J33])">
            <text:p/>
          </table:table-cell>
          <table:table-cell office:value-type="string" calcext:value-type="string">
            <text:p>three_discard</text:p>
          </table:table-cell>
          <table:table-cell table:formula="of:=IF(ISNUMBER(FIND(&quot;_&quot;; [.G33])); RIGHT([.G33]; LEN([.G33]) - FIND(&quot;_&quot;; [.G33])); &quot;&quot;)" office:value-type="string" office:string-value="discard" calcext:value-type="string">
            <text:p>discard</text:p>
          </table:table-cell>
          <table:table-cell table:formula="of:=IF(ISNUMBER(FIND(&quot;_&quot;; [.H33])); RIGHT([.H33]; LEN([.H33]) - FIND(&quot;_&quot;; [.H33])); &quot;&quot;)">
            <text:p/>
          </table:table-cell>
          <table:table-cell table:formula="of:=IF(ISNUMBER(FIND(&quot;_&quot;; [.I33])); RIGHT([.I33]; LEN([.I33]) - FIND(&quot;_&quot;; [.I3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4])); LEFT([.G34]; FIND(&quot;_&quot;; [.G34]) -1); [.G34])" office:value-type="string" office:string-value="three" calcext:value-type="string">
            <text:p>three</text:p>
          </table:table-cell>
          <table:table-cell table:formula="of:=IF(ISNUMBER(FIND(&quot;_&quot;; [.H34])); LEFT([.H34]; FIND(&quot;_&quot;; [.H34]) -1); [.H34])" office:value-type="string" office:string-value="favourstore" calcext:value-type="string">
            <text:p>favourstore</text:p>
          </table:table-cell>
          <table:table-cell table:formula="of:=IF(ISNUMBER(FIND(&quot;_&quot;; [.I34])); LEFT([.I34]; FIND(&quot;_&quot;; [.I34]) -1); [.I34])">
            <text:p/>
          </table:table-cell>
          <table:table-cell table:formula="of:=IF(ISNUMBER(FIND(&quot;_&quot;; [.J34])); LEFT([.J34]; FIND(&quot;_&quot;; [.J34]) -1); [.J34])">
            <text:p/>
          </table:table-cell>
          <table:table-cell table:style-name="ce12" office:value-type="string" calcext:value-type="string">
            <text:p>three_favourstore</text:p>
          </table:table-cell>
          <table:table-cell table:formula="of:=IF(ISNUMBER(FIND(&quot;_&quot;; [.G34])); RIGHT([.G34]; LEN([.G34]) - FIND(&quot;_&quot;; [.G34])); &quot;&quot;)" office:value-type="string" office:string-value="favourstore" calcext:value-type="string">
            <text:p>favourstore</text:p>
          </table:table-cell>
          <table:table-cell table:formula="of:=IF(ISNUMBER(FIND(&quot;_&quot;; [.H34])); RIGHT([.H34]; LEN([.H34]) - FIND(&quot;_&quot;; [.H34])); &quot;&quot;)">
            <text:p/>
          </table:table-cell>
          <table:table-cell table:formula="of:=IF(ISNUMBER(FIND(&quot;_&quot;; [.I34])); RIGHT([.I34]; LEN([.I34]) - FIND(&quot;_&quot;; [.I3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5])); LEFT([.G35]; FIND(&quot;_&quot;; [.G35]) -1); [.G35])" office:value-type="string" office:string-value="three" calcext:value-type="string">
            <text:p>three</text:p>
          </table:table-cell>
          <table:table-cell table:formula="of:=IF(ISNUMBER(FIND(&quot;_&quot;; [.H35])); LEFT([.H35]; FIND(&quot;_&quot;; [.H35]) -1); [.H35])" office:value-type="string" office:string-value="food" calcext:value-type="string">
            <text:p>food</text:p>
          </table:table-cell>
          <table:table-cell table:formula="of:=IF(ISNUMBER(FIND(&quot;_&quot;; [.I35])); LEFT([.I35]; FIND(&quot;_&quot;; [.I35]) -1); [.I35])">
            <text:p/>
          </table:table-cell>
          <table:table-cell table:formula="of:=IF(ISNUMBER(FIND(&quot;_&quot;; [.J35])); LEFT([.J35]; FIND(&quot;_&quot;; [.J35]) -1); [.J35])">
            <text:p/>
          </table:table-cell>
          <table:table-cell office:value-type="string" calcext:value-type="string">
            <text:p>three_food</text:p>
          </table:table-cell>
          <table:table-cell table:formula="of:=IF(ISNUMBER(FIND(&quot;_&quot;; [.G35])); RIGHT([.G35]; LEN([.G35]) - FIND(&quot;_&quot;; [.G35])); &quot;&quot;)" office:value-type="string" office:string-value="food" calcext:value-type="string">
            <text:p>food</text:p>
          </table:table-cell>
          <table:table-cell table:formula="of:=IF(ISNUMBER(FIND(&quot;_&quot;; [.H35])); RIGHT([.H35]; LEN([.H35]) - FIND(&quot;_&quot;; [.H35])); &quot;&quot;)">
            <text:p/>
          </table:table-cell>
          <table:table-cell table:formula="of:=IF(ISNUMBER(FIND(&quot;_&quot;; [.I35])); RIGHT([.I35]; LEN([.I35]) - FIND(&quot;_&quot;; [.I3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6])); LEFT([.G36]; FIND(&quot;_&quot;; [.G36]) -1); [.G36])" office:value-type="string" office:string-value="three" calcext:value-type="string">
            <text:p>three</text:p>
          </table:table-cell>
          <table:table-cell table:formula="of:=IF(ISNUMBER(FIND(&quot;_&quot;; [.H36])); LEFT([.H36]; FIND(&quot;_&quot;; [.H36]) -1); [.H36])" office:value-type="string" office:string-value="sun" calcext:value-type="string">
            <text:p>sun</text:p>
          </table:table-cell>
          <table:table-cell table:formula="of:=IF(ISNUMBER(FIND(&quot;_&quot;; [.I36])); LEFT([.I36]; FIND(&quot;_&quot;; [.I36]) -1); [.I36])">
            <text:p/>
          </table:table-cell>
          <table:table-cell table:formula="of:=IF(ISNUMBER(FIND(&quot;_&quot;; [.J36])); LEFT([.J36]; FIND(&quot;_&quot;; [.J36]) -1); [.J36])">
            <text:p/>
          </table:table-cell>
          <table:table-cell office:value-type="string" calcext:value-type="string">
            <text:p>three_sun</text:p>
          </table:table-cell>
          <table:table-cell table:formula="of:=IF(ISNUMBER(FIND(&quot;_&quot;; [.G36])); RIGHT([.G36]; LEN([.G36]) - FIND(&quot;_&quot;; [.G36])); &quot;&quot;)" office:value-type="string" office:string-value="sun" calcext:value-type="string">
            <text:p>sun</text:p>
          </table:table-cell>
          <table:table-cell table:formula="of:=IF(ISNUMBER(FIND(&quot;_&quot;; [.H36])); RIGHT([.H36]; LEN([.H36]) - FIND(&quot;_&quot;; [.H36])); &quot;&quot;)">
            <text:p/>
          </table:table-cell>
          <table:table-cell table:formula="of:=IF(ISNUMBER(FIND(&quot;_&quot;; [.I36])); RIGHT([.I36]; LEN([.I36]) - FIND(&quot;_&quot;; [.I3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7])); LEFT([.G37]; FIND(&quot;_&quot;; [.G37]) -1); [.G37])" office:value-type="string" office:string-value="two" calcext:value-type="string">
            <text:p>two</text:p>
          </table:table-cell>
          <table:table-cell table:formula="of:=IF(ISNUMBER(FIND(&quot;_&quot;; [.H37])); LEFT([.H37]; FIND(&quot;_&quot;; [.H37]) -1); [.H37])" office:value-type="string" office:string-value="binocular" calcext:value-type="string">
            <text:p>binocular</text:p>
          </table:table-cell>
          <table:table-cell table:formula="of:=IF(ISNUMBER(FIND(&quot;_&quot;; [.I37])); LEFT([.I37]; FIND(&quot;_&quot;; [.I37]) -1); [.I37])">
            <text:p/>
          </table:table-cell>
          <table:table-cell table:formula="of:=IF(ISNUMBER(FIND(&quot;_&quot;; [.J37])); LEFT([.J37]; FIND(&quot;_&quot;; [.J37]) -1); [.J37])">
            <text:p/>
          </table:table-cell>
          <table:table-cell office:value-type="string" calcext:value-type="string">
            <text:p>two_binocular</text:p>
          </table:table-cell>
          <table:table-cell table:formula="of:=IF(ISNUMBER(FIND(&quot;_&quot;; [.G37])); RIGHT([.G37]; LEN([.G37]) - FIND(&quot;_&quot;; [.G37])); &quot;&quot;)" office:value-type="string" office:string-value="binocular" calcext:value-type="string">
            <text:p>binocular</text:p>
          </table:table-cell>
          <table:table-cell table:formula="of:=IF(ISNUMBER(FIND(&quot;_&quot;; [.H37])); RIGHT([.H37]; LEN([.H37]) - FIND(&quot;_&quot;; [.H37])); &quot;&quot;)">
            <text:p/>
          </table:table-cell>
          <table:table-cell table:formula="of:=IF(ISNUMBER(FIND(&quot;_&quot;; [.I37])); RIGHT([.I37]; LEN([.I37]) - FIND(&quot;_&quot;; [.I3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8])); LEFT([.G38]; FIND(&quot;_&quot;; [.G38]) -1); [.G38])" office:value-type="string" office:string-value="two" calcext:value-type="string">
            <text:p>two</text:p>
          </table:table-cell>
          <table:table-cell table:formula="of:=IF(ISNUMBER(FIND(&quot;_&quot;; [.H38])); LEFT([.H38]; FIND(&quot;_&quot;; [.H38]) -1); [.H38])" office:value-type="string" office:string-value="bone" calcext:value-type="string">
            <text:p>bone</text:p>
          </table:table-cell>
          <table:table-cell table:formula="of:=IF(ISNUMBER(FIND(&quot;_&quot;; [.I38])); LEFT([.I38]; FIND(&quot;_&quot;; [.I38]) -1); [.I38])">
            <text:p/>
          </table:table-cell>
          <table:table-cell table:formula="of:=IF(ISNUMBER(FIND(&quot;_&quot;; [.J38])); LEFT([.J38]; FIND(&quot;_&quot;; [.J38]) -1); [.J38])">
            <text:p/>
          </table:table-cell>
          <table:table-cell office:value-type="string" calcext:value-type="string">
            <text:p>two_bone</text:p>
          </table:table-cell>
          <table:table-cell table:formula="of:=IF(ISNUMBER(FIND(&quot;_&quot;; [.G38])); RIGHT([.G38]; LEN([.G38]) - FIND(&quot;_&quot;; [.G38])); &quot;&quot;)" office:value-type="string" office:string-value="bone" calcext:value-type="string">
            <text:p>bone</text:p>
          </table:table-cell>
          <table:table-cell table:formula="of:=IF(ISNUMBER(FIND(&quot;_&quot;; [.H38])); RIGHT([.H38]; LEN([.H38]) - FIND(&quot;_&quot;; [.H38])); &quot;&quot;)">
            <text:p/>
          </table:table-cell>
          <table:table-cell table:formula="of:=IF(ISNUMBER(FIND(&quot;_&quot;; [.I38])); RIGHT([.I38]; LEN([.I38]) - FIND(&quot;_&quot;; [.I3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9])); LEFT([.G39]; FIND(&quot;_&quot;; [.G39]) -1); [.G39])" office:value-type="string" office:string-value="two" calcext:value-type="string">
            <text:p>two</text:p>
          </table:table-cell>
          <table:table-cell table:formula="of:=IF(ISNUMBER(FIND(&quot;_&quot;; [.H39])); LEFT([.H39]; FIND(&quot;_&quot;; [.H39]) -1); [.H39])" office:value-type="string" office:string-value="bone" calcext:value-type="string">
            <text:p>bone</text:p>
          </table:table-cell>
          <table:table-cell table:formula="of:=IF(ISNUMBER(FIND(&quot;_&quot;; [.I39])); LEFT([.I39]; FIND(&quot;_&quot;; [.I39]) -1); [.I39])" office:value-type="string" office:string-value="log" calcext:value-type="string">
            <text:p>log</text:p>
          </table:table-cell>
          <table:table-cell table:formula="of:=IF(ISNUMBER(FIND(&quot;_&quot;; [.J39])); LEFT([.J39]; FIND(&quot;_&quot;; [.J39]) -1); [.J39])">
            <text:p/>
          </table:table-cell>
          <table:table-cell office:value-type="string" calcext:value-type="string">
            <text:p>two_bone_log</text:p>
          </table:table-cell>
          <table:table-cell table:formula="of:=IF(ISNUMBER(FIND(&quot;_&quot;; [.G39])); RIGHT([.G39]; LEN([.G39]) - FIND(&quot;_&quot;; [.G39])); &quot;&quot;)" office:value-type="string" office:string-value="bone_log" calcext:value-type="string">
            <text:p>bone_log</text:p>
          </table:table-cell>
          <table:table-cell table:formula="of:=IF(ISNUMBER(FIND(&quot;_&quot;; [.H39])); RIGHT([.H39]; LEN([.H39]) - FIND(&quot;_&quot;; [.H39])); &quot;&quot;)" office:value-type="string" office:string-value="log" calcext:value-type="string">
            <text:p>log</text:p>
          </table:table-cell>
          <table:table-cell table:formula="of:=IF(ISNUMBER(FIND(&quot;_&quot;; [.I39])); RIGHT([.I39]; LEN([.I39]) - FIND(&quot;_&quot;; [.I3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0])); LEFT([.G40]; FIND(&quot;_&quot;; [.G40]) -1); [.G40])" office:value-type="string" office:string-value="two" calcext:value-type="string">
            <text:p>two</text:p>
          </table:table-cell>
          <table:table-cell table:formula="of:=IF(ISNUMBER(FIND(&quot;_&quot;; [.H40])); LEFT([.H40]; FIND(&quot;_&quot;; [.H40]) -1); [.H40])" office:value-type="string" office:string-value="bone" calcext:value-type="string">
            <text:p>bone</text:p>
          </table:table-cell>
          <table:table-cell table:formula="of:=IF(ISNUMBER(FIND(&quot;_&quot;; [.I40])); LEFT([.I40]; FIND(&quot;_&quot;; [.I40]) -1); [.I40])" office:value-type="string" office:string-value="two" calcext:value-type="string">
            <text:p>two</text:p>
          </table:table-cell>
          <table:table-cell table:formula="of:=IF(ISNUMBER(FIND(&quot;_&quot;; [.J40])); LEFT([.J40]; FIND(&quot;_&quot;; [.J40]) -1); [.J40])" office:value-type="string" office:string-value="log" calcext:value-type="string">
            <text:p>log</text:p>
          </table:table-cell>
          <table:table-cell office:value-type="string" calcext:value-type="string">
            <text:p>two_bone_two_log</text:p>
          </table:table-cell>
          <table:table-cell table:formula="of:=IF(ISNUMBER(FIND(&quot;_&quot;; [.G40])); RIGHT([.G40]; LEN([.G40]) - FIND(&quot;_&quot;; [.G40])); &quot;&quot;)" office:value-type="string" office:string-value="bone_two_log" calcext:value-type="string">
            <text:p>bone_two_log</text:p>
          </table:table-cell>
          <table:table-cell table:formula="of:=IF(ISNUMBER(FIND(&quot;_&quot;; [.H40])); RIGHT([.H40]; LEN([.H40]) - FIND(&quot;_&quot;; [.H40])); &quot;&quot;)" office:value-type="string" office:string-value="two_log" calcext:value-type="string">
            <text:p>two_log</text:p>
          </table:table-cell>
          <table:table-cell table:formula="of:=IF(ISNUMBER(FIND(&quot;_&quot;; [.I40])); RIGHT([.I40]; LEN([.I40]) - FIND(&quot;_&quot;; [.I40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1])); LEFT([.G41]; FIND(&quot;_&quot;; [.G41]) -1); [.G41])" office:value-type="string" office:string-value="two" calcext:value-type="string">
            <text:p>two</text:p>
          </table:table-cell>
          <table:table-cell table:formula="of:=IF(ISNUMBER(FIND(&quot;_&quot;; [.H41])); LEFT([.H41]; FIND(&quot;_&quot;; [.H41]) -1); [.H41])" office:value-type="string" office:string-value="card" calcext:value-type="string">
            <text:p>card</text:p>
          </table:table-cell>
          <table:table-cell table:formula="of:=IF(ISNUMBER(FIND(&quot;_&quot;; [.I41])); LEFT([.I41]; FIND(&quot;_&quot;; [.I41]) -1); [.I41])">
            <text:p/>
          </table:table-cell>
          <table:table-cell table:formula="of:=IF(ISNUMBER(FIND(&quot;_&quot;; [.J41])); LEFT([.J41]; FIND(&quot;_&quot;; [.J41]) -1); [.J41])">
            <text:p/>
          </table:table-cell>
          <table:table-cell office:value-type="string" calcext:value-type="string">
            <text:p>two_card</text:p>
          </table:table-cell>
          <table:table-cell table:formula="of:=IF(ISNUMBER(FIND(&quot;_&quot;; [.G41])); RIGHT([.G41]; LEN([.G41]) - FIND(&quot;_&quot;; [.G41])); &quot;&quot;)" office:value-type="string" office:string-value="card" calcext:value-type="string">
            <text:p>card</text:p>
          </table:table-cell>
          <table:table-cell table:formula="of:=IF(ISNUMBER(FIND(&quot;_&quot;; [.H41])); RIGHT([.H41]; LEN([.H41]) - FIND(&quot;_&quot;; [.H41])); &quot;&quot;)">
            <text:p/>
          </table:table-cell>
          <table:table-cell table:formula="of:=IF(ISNUMBER(FIND(&quot;_&quot;; [.I41])); RIGHT([.I41]; LEN([.I41]) - FIND(&quot;_&quot;; [.I4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2])); LEFT([.G42]; FIND(&quot;_&quot;; [.G42]) -1); [.G42])" office:value-type="string" office:string-value="two" calcext:value-type="string">
            <text:p>two</text:p>
          </table:table-cell>
          <table:table-cell table:formula="of:=IF(ISNUMBER(FIND(&quot;_&quot;; [.H42])); LEFT([.H42]; FIND(&quot;_&quot;; [.H42]) -1); [.H42])" office:value-type="string" office:string-value="discard" calcext:value-type="string">
            <text:p>discard</text:p>
          </table:table-cell>
          <table:table-cell table:formula="of:=IF(ISNUMBER(FIND(&quot;_&quot;; [.I42])); LEFT([.I42]; FIND(&quot;_&quot;; [.I42]) -1); [.I42])">
            <text:p/>
          </table:table-cell>
          <table:table-cell table:formula="of:=IF(ISNUMBER(FIND(&quot;_&quot;; [.J42])); LEFT([.J42]; FIND(&quot;_&quot;; [.J42]) -1); [.J42])">
            <text:p/>
          </table:table-cell>
          <table:table-cell office:value-type="string" calcext:value-type="string">
            <text:p>two_discard</text:p>
          </table:table-cell>
          <table:table-cell table:formula="of:=IF(ISNUMBER(FIND(&quot;_&quot;; [.G42])); RIGHT([.G42]; LEN([.G42]) - FIND(&quot;_&quot;; [.G42])); &quot;&quot;)" office:value-type="string" office:string-value="discard" calcext:value-type="string">
            <text:p>discard</text:p>
          </table:table-cell>
          <table:table-cell table:formula="of:=IF(ISNUMBER(FIND(&quot;_&quot;; [.H42])); RIGHT([.H42]; LEN([.H42]) - FIND(&quot;_&quot;; [.H42])); &quot;&quot;)">
            <text:p/>
          </table:table-cell>
          <table:table-cell table:formula="of:=IF(ISNUMBER(FIND(&quot;_&quot;; [.I42])); RIGHT([.I42]; LEN([.I42]) - FIND(&quot;_&quot;; [.I4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3])); LEFT([.G43]; FIND(&quot;_&quot;; [.G43]) -1); [.G43])" office:value-type="string" office:string-value="two" calcext:value-type="string">
            <text:p>two</text:p>
          </table:table-cell>
          <table:table-cell table:formula="of:=IF(ISNUMBER(FIND(&quot;_&quot;; [.H43])); LEFT([.H43]; FIND(&quot;_&quot;; [.H43]) -1); [.H43])" office:value-type="string" office:string-value="food" calcext:value-type="string">
            <text:p>food</text:p>
          </table:table-cell>
          <table:table-cell table:formula="of:=IF(ISNUMBER(FIND(&quot;_&quot;; [.I43])); LEFT([.I43]; FIND(&quot;_&quot;; [.I43]) -1); [.I43])">
            <text:p/>
          </table:table-cell>
          <table:table-cell table:formula="of:=IF(ISNUMBER(FIND(&quot;_&quot;; [.J43])); LEFT([.J43]; FIND(&quot;_&quot;; [.J43]) -1); [.J43])">
            <text:p/>
          </table:table-cell>
          <table:table-cell office:value-type="string" calcext:value-type="string">
            <text:p>two_food</text:p>
          </table:table-cell>
          <table:table-cell table:formula="of:=IF(ISNUMBER(FIND(&quot;_&quot;; [.G43])); RIGHT([.G43]; LEN([.G43]) - FIND(&quot;_&quot;; [.G43])); &quot;&quot;)" office:value-type="string" office:string-value="food" calcext:value-type="string">
            <text:p>food</text:p>
          </table:table-cell>
          <table:table-cell table:formula="of:=IF(ISNUMBER(FIND(&quot;_&quot;; [.H43])); RIGHT([.H43]; LEN([.H43]) - FIND(&quot;_&quot;; [.H43])); &quot;&quot;)">
            <text:p/>
          </table:table-cell>
          <table:table-cell table:formula="of:=IF(ISNUMBER(FIND(&quot;_&quot;; [.I43])); RIGHT([.I43]; LEN([.I43]) - FIND(&quot;_&quot;; [.I4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4])); LEFT([.G44]; FIND(&quot;_&quot;; [.G44]) -1); [.G44])" office:value-type="string" office:string-value="two" calcext:value-type="string">
            <text:p>two</text:p>
          </table:table-cell>
          <table:table-cell table:formula="of:=IF(ISNUMBER(FIND(&quot;_&quot;; [.H44])); LEFT([.H44]; FIND(&quot;_&quot;; [.H44]) -1); [.H44])" office:value-type="string" office:string-value="food" calcext:value-type="string">
            <text:p>food</text:p>
          </table:table-cell>
          <table:table-cell table:formula="of:=IF(ISNUMBER(FIND(&quot;_&quot;; [.I44])); LEFT([.I44]; FIND(&quot;_&quot;; [.I44]) -1); [.I44])" office:value-type="string" office:string-value="bone" calcext:value-type="string">
            <text:p>bone</text:p>
          </table:table-cell>
          <table:table-cell table:formula="of:=IF(ISNUMBER(FIND(&quot;_&quot;; [.J44])); LEFT([.J44]; FIND(&quot;_&quot;; [.J44]) -1); [.J44])">
            <text:p/>
          </table:table-cell>
          <table:table-cell office:value-type="string" calcext:value-type="string">
            <text:p>two_food_bone</text:p>
          </table:table-cell>
          <table:table-cell table:formula="of:=IF(ISNUMBER(FIND(&quot;_&quot;; [.G44])); RIGHT([.G44]; LEN([.G44]) - FIND(&quot;_&quot;; [.G44])); &quot;&quot;)" office:value-type="string" office:string-value="food_bone" calcext:value-type="string">
            <text:p>food_bone</text:p>
          </table:table-cell>
          <table:table-cell table:formula="of:=IF(ISNUMBER(FIND(&quot;_&quot;; [.H44])); RIGHT([.H44]; LEN([.H44]) - FIND(&quot;_&quot;; [.H44])); &quot;&quot;)" office:value-type="string" office:string-value="bone" calcext:value-type="string">
            <text:p>bone</text:p>
          </table:table-cell>
          <table:table-cell table:formula="of:=IF(ISNUMBER(FIND(&quot;_&quot;; [.I44])); RIGHT([.I44]; LEN([.I44]) - FIND(&quot;_&quot;; [.I4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5])); LEFT([.G45]; FIND(&quot;_&quot;; [.G45]) -1); [.G45])" office:value-type="string" office:string-value="two" calcext:value-type="string">
            <text:p>two</text:p>
          </table:table-cell>
          <table:table-cell table:formula="of:=IF(ISNUMBER(FIND(&quot;_&quot;; [.H45])); LEFT([.H45]; FIND(&quot;_&quot;; [.H45]) -1); [.H45])" office:value-type="string" office:string-value="food" calcext:value-type="string">
            <text:p>food</text:p>
          </table:table-cell>
          <table:table-cell table:formula="of:=IF(ISNUMBER(FIND(&quot;_&quot;; [.I45])); LEFT([.I45]; FIND(&quot;_&quot;; [.I45]) -1); [.I45])" office:value-type="string" office:string-value="four" calcext:value-type="string">
            <text:p>four</text:p>
          </table:table-cell>
          <table:table-cell table:formula="of:=IF(ISNUMBER(FIND(&quot;_&quot;; [.J45])); LEFT([.J45]; FIND(&quot;_&quot;; [.J45]) -1); [.J45])" office:value-type="string" office:string-value="bone" calcext:value-type="string">
            <text:p>bone</text:p>
          </table:table-cell>
          <table:table-cell office:value-type="string" calcext:value-type="string">
            <text:p>two_food_four_bone</text:p>
          </table:table-cell>
          <table:table-cell table:formula="of:=IF(ISNUMBER(FIND(&quot;_&quot;; [.G45])); RIGHT([.G45]; LEN([.G45]) - FIND(&quot;_&quot;; [.G45])); &quot;&quot;)" office:value-type="string" office:string-value="food_four_bone" calcext:value-type="string">
            <text:p>food_four_bone</text:p>
          </table:table-cell>
          <table:table-cell table:formula="of:=IF(ISNUMBER(FIND(&quot;_&quot;; [.H45])); RIGHT([.H45]; LEN([.H45]) - FIND(&quot;_&quot;; [.H45])); &quot;&quot;)" office:value-type="string" office:string-value="four_bone" calcext:value-type="string">
            <text:p>four_bone</text:p>
          </table:table-cell>
          <table:table-cell table:formula="of:=IF(ISNUMBER(FIND(&quot;_&quot;; [.I45])); RIGHT([.I45]; LEN([.I45]) - FIND(&quot;_&quot;; [.I45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6])); LEFT([.G46]; FIND(&quot;_&quot;; [.G46]) -1); [.G46])" office:value-type="string" office:string-value="two" calcext:value-type="string">
            <text:p>two</text:p>
          </table:table-cell>
          <table:table-cell table:formula="of:=IF(ISNUMBER(FIND(&quot;_&quot;; [.H46])); LEFT([.H46]; FIND(&quot;_&quot;; [.H46]) -1); [.H46])" office:value-type="string" office:string-value="food" calcext:value-type="string">
            <text:p>food</text:p>
          </table:table-cell>
          <table:table-cell table:formula="of:=IF(ISNUMBER(FIND(&quot;_&quot;; [.I46])); LEFT([.I46]; FIND(&quot;_&quot;; [.I46]) -1); [.I46])" office:value-type="string" office:string-value="two" calcext:value-type="string">
            <text:p>two</text:p>
          </table:table-cell>
          <table:table-cell table:formula="of:=IF(ISNUMBER(FIND(&quot;_&quot;; [.J46])); LEFT([.J46]; FIND(&quot;_&quot;; [.J46]) -1); [.J46])" office:value-type="string" office:string-value="bone" calcext:value-type="string">
            <text:p>bone</text:p>
          </table:table-cell>
          <table:table-cell office:value-type="string" calcext:value-type="string">
            <text:p>two_food_two_bone</text:p>
          </table:table-cell>
          <table:table-cell table:formula="of:=IF(ISNUMBER(FIND(&quot;_&quot;; [.G46])); RIGHT([.G46]; LEN([.G46]) - FIND(&quot;_&quot;; [.G46])); &quot;&quot;)" office:value-type="string" office:string-value="food_two_bone" calcext:value-type="string">
            <text:p>food_two_bone</text:p>
          </table:table-cell>
          <table:table-cell table:formula="of:=IF(ISNUMBER(FIND(&quot;_&quot;; [.H46])); RIGHT([.H46]; LEN([.H46]) - FIND(&quot;_&quot;; [.H46])); &quot;&quot;)" office:value-type="string" office:string-value="two_bone" calcext:value-type="string">
            <text:p>two_bone</text:p>
          </table:table-cell>
          <table:table-cell table:formula="of:=IF(ISNUMBER(FIND(&quot;_&quot;; [.I46])); RIGHT([.I46]; LEN([.I46]) - FIND(&quot;_&quot;; [.I46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7])); LEFT([.G47]; FIND(&quot;_&quot;; [.G47]) -1); [.G47])" office:value-type="string" office:string-value="two" calcext:value-type="string">
            <text:p>two</text:p>
          </table:table-cell>
          <table:table-cell table:formula="of:=IF(ISNUMBER(FIND(&quot;_&quot;; [.H47])); LEFT([.H47]; FIND(&quot;_&quot;; [.H47]) -1); [.H47])" office:value-type="string" office:string-value="food" calcext:value-type="string">
            <text:p>food</text:p>
          </table:table-cell>
          <table:table-cell table:formula="of:=IF(ISNUMBER(FIND(&quot;_&quot;; [.I47])); LEFT([.I47]; FIND(&quot;_&quot;; [.I47]) -1); [.I47])" office:value-type="string" office:string-value="two" calcext:value-type="string">
            <text:p>two</text:p>
          </table:table-cell>
          <table:table-cell table:formula="of:=IF(ISNUMBER(FIND(&quot;_&quot;; [.J47])); LEFT([.J47]; FIND(&quot;_&quot;; [.J47]) -1); [.J47])" office:value-type="string" office:string-value="log" calcext:value-type="string">
            <text:p>log</text:p>
          </table:table-cell>
          <table:table-cell office:value-type="string" calcext:value-type="string">
            <text:p>two_food_two_log</text:p>
          </table:table-cell>
          <table:table-cell table:formula="of:=IF(ISNUMBER(FIND(&quot;_&quot;; [.G47])); RIGHT([.G47]; LEN([.G47]) - FIND(&quot;_&quot;; [.G47])); &quot;&quot;)" office:value-type="string" office:string-value="food_two_log" calcext:value-type="string">
            <text:p>food_two_log</text:p>
          </table:table-cell>
          <table:table-cell table:formula="of:=IF(ISNUMBER(FIND(&quot;_&quot;; [.H47])); RIGHT([.H47]; LEN([.H47]) - FIND(&quot;_&quot;; [.H47])); &quot;&quot;)" office:value-type="string" office:string-value="two_log" calcext:value-type="string">
            <text:p>two_log</text:p>
          </table:table-cell>
          <table:table-cell table:formula="of:=IF(ISNUMBER(FIND(&quot;_&quot;; [.I47])); RIGHT([.I47]; LEN([.I47]) - FIND(&quot;_&quot;; [.I47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8])); LEFT([.G48]; FIND(&quot;_&quot;; [.G48]) -1); [.G48])" office:value-type="string" office:string-value="two" calcext:value-type="string">
            <text:p>two</text:p>
          </table:table-cell>
          <table:table-cell table:formula="of:=IF(ISNUMBER(FIND(&quot;_&quot;; [.H48])); LEFT([.H48]; FIND(&quot;_&quot;; [.H48]) -1); [.H48])" office:value-type="string" office:string-value="log" calcext:value-type="string">
            <text:p>log</text:p>
          </table:table-cell>
          <table:table-cell table:formula="of:=IF(ISNUMBER(FIND(&quot;_&quot;; [.I48])); LEFT([.I48]; FIND(&quot;_&quot;; [.I48]) -1); [.I48])">
            <text:p/>
          </table:table-cell>
          <table:table-cell table:formula="of:=IF(ISNUMBER(FIND(&quot;_&quot;; [.J48])); LEFT([.J48]; FIND(&quot;_&quot;; [.J48]) -1); [.J48])">
            <text:p/>
          </table:table-cell>
          <table:table-cell office:value-type="string" calcext:value-type="string">
            <text:p>two_log</text:p>
          </table:table-cell>
          <table:table-cell table:formula="of:=IF(ISNUMBER(FIND(&quot;_&quot;; [.G48])); RIGHT([.G48]; LEN([.G48]) - FIND(&quot;_&quot;; [.G48])); &quot;&quot;)" office:value-type="string" office:string-value="log" calcext:value-type="string">
            <text:p>log</text:p>
          </table:table-cell>
          <table:table-cell table:formula="of:=IF(ISNUMBER(FIND(&quot;_&quot;; [.H48])); RIGHT([.H48]; LEN([.H48]) - FIND(&quot;_&quot;; [.H48])); &quot;&quot;)">
            <text:p/>
          </table:table-cell>
          <table:table-cell table:formula="of:=IF(ISNUMBER(FIND(&quot;_&quot;; [.I48])); RIGHT([.I48]; LEN([.I48]) - FIND(&quot;_&quot;; [.I4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9])); LEFT([.G49]; FIND(&quot;_&quot;; [.G49]) -1); [.G49])" office:value-type="string" office:string-value="two" calcext:value-type="string">
            <text:p>two</text:p>
          </table:table-cell>
          <table:table-cell table:formula="of:=IF(ISNUMBER(FIND(&quot;_&quot;; [.H49])); LEFT([.H49]; FIND(&quot;_&quot;; [.H49]) -1); [.H49])" office:value-type="string" office:string-value="shield" calcext:value-type="string">
            <text:p>shield</text:p>
          </table:table-cell>
          <table:table-cell table:formula="of:=IF(ISNUMBER(FIND(&quot;_&quot;; [.I49])); LEFT([.I49]; FIND(&quot;_&quot;; [.I49]) -1); [.I49])">
            <text:p/>
          </table:table-cell>
          <table:table-cell table:formula="of:=IF(ISNUMBER(FIND(&quot;_&quot;; [.J49])); LEFT([.J49]; FIND(&quot;_&quot;; [.J49]) -1); [.J49])">
            <text:p/>
          </table:table-cell>
          <table:table-cell office:value-type="string" calcext:value-type="string">
            <text:p>two_shield</text:p>
          </table:table-cell>
          <table:table-cell table:formula="of:=IF(ISNUMBER(FIND(&quot;_&quot;; [.G49])); RIGHT([.G49]; LEN([.G49]) - FIND(&quot;_&quot;; [.G49])); &quot;&quot;)" office:value-type="string" office:string-value="shield" calcext:value-type="string">
            <text:p>shield</text:p>
          </table:table-cell>
          <table:table-cell table:formula="of:=IF(ISNUMBER(FIND(&quot;_&quot;; [.H49])); RIGHT([.H49]; LEN([.H49]) - FIND(&quot;_&quot;; [.H49])); &quot;&quot;)">
            <text:p/>
          </table:table-cell>
          <table:table-cell table:formula="of:=IF(ISNUMBER(FIND(&quot;_&quot;; [.I49])); RIGHT([.I49]; LEN([.I49]) - FIND(&quot;_&quot;; [.I4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0])); LEFT([.G50]; FIND(&quot;_&quot;; [.G50]) -1); [.G50])" office:value-type="string" office:string-value="two" calcext:value-type="string">
            <text:p>two</text:p>
          </table:table-cell>
          <table:table-cell table:formula="of:=IF(ISNUMBER(FIND(&quot;_&quot;; [.H50])); LEFT([.H50]; FIND(&quot;_&quot;; [.H50]) -1); [.H50])" office:value-type="string" office:string-value="star" calcext:value-type="string">
            <text:p>star</text:p>
          </table:table-cell>
          <table:table-cell table:formula="of:=IF(ISNUMBER(FIND(&quot;_&quot;; [.I50])); LEFT([.I50]; FIND(&quot;_&quot;; [.I50]) -1); [.I50])">
            <text:p/>
          </table:table-cell>
          <table:table-cell table:formula="of:=IF(ISNUMBER(FIND(&quot;_&quot;; [.J50])); LEFT([.J50]; FIND(&quot;_&quot;; [.J50]) -1); [.J50])">
            <text:p/>
          </table:table-cell>
          <table:table-cell office:value-type="string" calcext:value-type="string">
            <text:p>two_star</text:p>
          </table:table-cell>
          <table:table-cell table:formula="of:=IF(ISNUMBER(FIND(&quot;_&quot;; [.G50])); RIGHT([.G50]; LEN([.G50]) - FIND(&quot;_&quot;; [.G50])); &quot;&quot;)" office:value-type="string" office:string-value="star" calcext:value-type="string">
            <text:p>star</text:p>
          </table:table-cell>
          <table:table-cell table:formula="of:=IF(ISNUMBER(FIND(&quot;_&quot;; [.H50])); RIGHT([.H50]; LEN([.H50]) - FIND(&quot;_&quot;; [.H50])); &quot;&quot;)">
            <text:p/>
          </table:table-cell>
          <table:table-cell table:formula="of:=IF(ISNUMBER(FIND(&quot;_&quot;; [.I50])); RIGHT([.I50]; LEN([.I50]) - FIND(&quot;_&quot;; [.I5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1])); LEFT([.G51]; FIND(&quot;_&quot;; [.G51]) -1); [.G51])" office:value-type="string" office:string-value="two" calcext:value-type="string">
            <text:p>two</text:p>
          </table:table-cell>
          <table:table-cell table:formula="of:=IF(ISNUMBER(FIND(&quot;_&quot;; [.H51])); LEFT([.H51]; FIND(&quot;_&quot;; [.H51]) -1); [.H51])" office:value-type="string" office:string-value="sun" calcext:value-type="string">
            <text:p>sun</text:p>
          </table:table-cell>
          <table:table-cell table:formula="of:=IF(ISNUMBER(FIND(&quot;_&quot;; [.I51])); LEFT([.I51]; FIND(&quot;_&quot;; [.I51]) -1); [.I51])">
            <text:p/>
          </table:table-cell>
          <table:table-cell table:formula="of:=IF(ISNUMBER(FIND(&quot;_&quot;; [.J51])); LEFT([.J51]; FIND(&quot;_&quot;; [.J51]) -1); [.J51])">
            <text:p/>
          </table:table-cell>
          <table:table-cell office:value-type="string" calcext:value-type="string">
            <text:p>two_sun</text:p>
          </table:table-cell>
          <table:table-cell table:formula="of:=IF(ISNUMBER(FIND(&quot;_&quot;; [.G51])); RIGHT([.G51]; LEN([.G51]) - FIND(&quot;_&quot;; [.G51])); &quot;&quot;)" office:value-type="string" office:string-value="sun" calcext:value-type="string">
            <text:p>sun</text:p>
          </table:table-cell>
          <table:table-cell table:formula="of:=IF(ISNUMBER(FIND(&quot;_&quot;; [.H51])); RIGHT([.H51]; LEN([.H51]) - FIND(&quot;_&quot;; [.H51])); &quot;&quot;)">
            <text:p/>
          </table:table-cell>
          <table:table-cell table:formula="of:=IF(ISNUMBER(FIND(&quot;_&quot;; [.I51])); RIGHT([.I51]; LEN([.I51]) - FIND(&quot;_&quot;; [.I5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2])); LEFT([.G52]; FIND(&quot;_&quot;; [.G52]) -1); [.G52])" office:value-type="string" office:string-value="two" calcext:value-type="string">
            <text:p>two</text:p>
          </table:table-cell>
          <table:table-cell table:formula="of:=IF(ISNUMBER(FIND(&quot;_&quot;; [.H52])); LEFT([.H52]; FIND(&quot;_&quot;; [.H52]) -1); [.H52])" office:value-type="string" office:string-value="swords" calcext:value-type="string">
            <text:p>swords</text:p>
          </table:table-cell>
          <table:table-cell table:formula="of:=IF(ISNUMBER(FIND(&quot;_&quot;; [.I52])); LEFT([.I52]; FIND(&quot;_&quot;; [.I52]) -1); [.I52])">
            <text:p/>
          </table:table-cell>
          <table:table-cell table:formula="of:=IF(ISNUMBER(FIND(&quot;_&quot;; [.J52])); LEFT([.J52]; FIND(&quot;_&quot;; [.J52]) -1); [.J52])">
            <text:p/>
          </table:table-cell>
          <table:table-cell office:value-type="string" calcext:value-type="string">
            <text:p>two_swords</text:p>
          </table:table-cell>
          <table:table-cell table:formula="of:=IF(ISNUMBER(FIND(&quot;_&quot;; [.G52])); RIGHT([.G52]; LEN([.G52]) - FIND(&quot;_&quot;; [.G52])); &quot;&quot;)" office:value-type="string" office:string-value="swords" calcext:value-type="string">
            <text:p>swords</text:p>
          </table:table-cell>
          <table:table-cell table:formula="of:=IF(ISNUMBER(FIND(&quot;_&quot;; [.H52])); RIGHT([.H52]; LEN([.H52]) - FIND(&quot;_&quot;; [.H52])); &quot;&quot;)">
            <text:p/>
          </table:table-cell>
          <table:table-cell table:formula="of:=IF(ISNUMBER(FIND(&quot;_&quot;; [.I52])); RIGHT([.I52]; LEN([.I52]) - FIND(&quot;_&quot;; [.I5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3])); LEFT([.G53]; FIND(&quot;_&quot;; [.G53]) -1); [.G53])" office:value-type="string" office:string-value="walk" calcext:value-type="string">
            <text:p>walk</text:p>
          </table:table-cell>
          <table:table-cell table:formula="of:=IF(ISNUMBER(FIND(&quot;_&quot;; [.H53])); LEFT([.H53]; FIND(&quot;_&quot;; [.H53]) -1); [.H53])" office:value-type="string" office:string-value="bone" calcext:value-type="string">
            <text:p>bone</text:p>
          </table:table-cell>
          <table:table-cell table:formula="of:=IF(ISNUMBER(FIND(&quot;_&quot;; [.I53])); LEFT([.I53]; FIND(&quot;_&quot;; [.I53]) -1); [.I53])">
            <text:p/>
          </table:table-cell>
          <table:table-cell table:formula="of:=IF(ISNUMBER(FIND(&quot;_&quot;; [.J53])); LEFT([.J53]; FIND(&quot;_&quot;; [.J53]) -1); [.J53])">
            <text:p/>
          </table:table-cell>
          <table:table-cell office:value-type="string" calcext:value-type="string">
            <text:p>walk_bone</text:p>
          </table:table-cell>
          <table:table-cell table:formula="of:=IF(ISNUMBER(FIND(&quot;_&quot;; [.G53])); RIGHT([.G53]; LEN([.G53]) - FIND(&quot;_&quot;; [.G53])); &quot;&quot;)" office:value-type="string" office:string-value="bone" calcext:value-type="string">
            <text:p>bone</text:p>
          </table:table-cell>
          <table:table-cell table:formula="of:=IF(ISNUMBER(FIND(&quot;_&quot;; [.H53])); RIGHT([.H53]; LEN([.H53]) - FIND(&quot;_&quot;; [.H53])); &quot;&quot;)">
            <text:p/>
          </table:table-cell>
          <table:table-cell table:formula="of:=IF(ISNUMBER(FIND(&quot;_&quot;; [.I53])); RIGHT([.I53]; LEN([.I53]) - FIND(&quot;_&quot;; [.I5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4])); LEFT([.G54]; FIND(&quot;_&quot;; [.G54]) -1); [.G54])" office:value-type="string" office:string-value="walk" calcext:value-type="string">
            <text:p>walk</text:p>
          </table:table-cell>
          <table:table-cell table:formula="of:=IF(ISNUMBER(FIND(&quot;_&quot;; [.H54])); LEFT([.H54]; FIND(&quot;_&quot;; [.H54]) -1); [.H54])" office:value-type="string" office:string-value="food" calcext:value-type="string">
            <text:p>food</text:p>
          </table:table-cell>
          <table:table-cell table:formula="of:=IF(ISNUMBER(FIND(&quot;_&quot;; [.I54])); LEFT([.I54]; FIND(&quot;_&quot;; [.I54]) -1); [.I54])">
            <text:p/>
          </table:table-cell>
          <table:table-cell table:formula="of:=IF(ISNUMBER(FIND(&quot;_&quot;; [.J54])); LEFT([.J54]; FIND(&quot;_&quot;; [.J54]) -1); [.J54])">
            <text:p/>
          </table:table-cell>
          <table:table-cell office:value-type="string" calcext:value-type="string">
            <text:p>walk_food</text:p>
          </table:table-cell>
          <table:table-cell table:formula="of:=IF(ISNUMBER(FIND(&quot;_&quot;; [.G54])); RIGHT([.G54]; LEN([.G54]) - FIND(&quot;_&quot;; [.G54])); &quot;&quot;)" office:value-type="string" office:string-value="food" calcext:value-type="string">
            <text:p>food</text:p>
          </table:table-cell>
          <table:table-cell table:formula="of:=IF(ISNUMBER(FIND(&quot;_&quot;; [.H54])); RIGHT([.H54]; LEN([.H54]) - FIND(&quot;_&quot;; [.H54])); &quot;&quot;)">
            <text:p/>
          </table:table-cell>
          <table:table-cell table:formula="of:=IF(ISNUMBER(FIND(&quot;_&quot;; [.I54])); RIGHT([.I54]; LEN([.I54]) - FIND(&quot;_&quot;; [.I5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5])); LEFT([.G55]; FIND(&quot;_&quot;; [.G55]) -1); [.G55])" office:value-type="string" office:string-value="walk" calcext:value-type="string">
            <text:p>walk</text:p>
          </table:table-cell>
          <table:table-cell table:formula="of:=IF(ISNUMBER(FIND(&quot;_&quot;; [.H55])); LEFT([.H55]; FIND(&quot;_&quot;; [.H55]) -1); [.H55])" office:value-type="string" office:string-value="star" calcext:value-type="string">
            <text:p>star</text:p>
          </table:table-cell>
          <table:table-cell table:formula="of:=IF(ISNUMBER(FIND(&quot;_&quot;; [.I55])); LEFT([.I55]; FIND(&quot;_&quot;; [.I55]) -1); [.I55])">
            <text:p/>
          </table:table-cell>
          <table:table-cell table:formula="of:=IF(ISNUMBER(FIND(&quot;_&quot;; [.J55])); LEFT([.J55]; FIND(&quot;_&quot;; [.J55]) -1); [.J55])">
            <text:p/>
          </table:table-cell>
          <table:table-cell office:value-type="string" calcext:value-type="string">
            <text:p><text:span text:style-name="T1">walk</text:span>_star</text:p>
          </table:table-cell>
          <table:table-cell table:formula="of:=IF(ISNUMBER(FIND(&quot;_&quot;; [.G55])); RIGHT([.G55]; LEN([.G55]) - FIND(&quot;_&quot;; [.G55])); &quot;&quot;)" office:value-type="string" office:string-value="star" calcext:value-type="string">
            <text:p>star</text:p>
          </table:table-cell>
          <table:table-cell table:formula="of:=IF(ISNUMBER(FIND(&quot;_&quot;; [.H55])); RIGHT([.H55]; LEN([.H55]) - FIND(&quot;_&quot;; [.H55])); &quot;&quot;)">
            <text:p/>
          </table:table-cell>
          <table:table-cell table:formula="of:=IF(ISNUMBER(FIND(&quot;_&quot;; [.I55])); RIGHT([.I55]; LEN([.I55]) - FIND(&quot;_&quot;; [.I5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6])); LEFT([.G56]; FIND(&quot;_&quot;; [.G56]) -1); [.G56])" office:value-type="string" office:string-value="walk" calcext:value-type="string">
            <text:p>walk</text:p>
          </table:table-cell>
          <table:table-cell table:formula="of:=IF(ISNUMBER(FIND(&quot;_&quot;; [.H56])); LEFT([.H56]; FIND(&quot;_&quot;; [.H56]) -1); [.H56])" office:value-type="string" office:string-value="two" calcext:value-type="string">
            <text:p>two</text:p>
          </table:table-cell>
          <table:table-cell table:formula="of:=IF(ISNUMBER(FIND(&quot;_&quot;; [.I56])); LEFT([.I56]; FIND(&quot;_&quot;; [.I56]) -1); [.I56])" office:value-type="string" office:string-value="bone" calcext:value-type="string">
            <text:p>bone</text:p>
          </table:table-cell>
          <table:table-cell table:formula="of:=IF(ISNUMBER(FIND(&quot;_&quot;; [.J56])); LEFT([.J56]; FIND(&quot;_&quot;; [.J56]) -1); [.J56])">
            <text:p/>
          </table:table-cell>
          <table:table-cell office:value-type="string" calcext:value-type="string">
            <text:p>walk_two_bone</text:p>
          </table:table-cell>
          <table:table-cell table:formula="of:=IF(ISNUMBER(FIND(&quot;_&quot;; [.G56])); RIGHT([.G56]; LEN([.G56]) - FIND(&quot;_&quot;; [.G56])); &quot;&quot;)" office:value-type="string" office:string-value="two_bone" calcext:value-type="string">
            <text:p>two_bone</text:p>
          </table:table-cell>
          <table:table-cell table:formula="of:=IF(ISNUMBER(FIND(&quot;_&quot;; [.H56])); RIGHT([.H56]; LEN([.H56]) - FIND(&quot;_&quot;; [.H56])); &quot;&quot;)" office:value-type="string" office:string-value="bone" calcext:value-type="string">
            <text:p>bone</text:p>
          </table:table-cell>
          <table:table-cell table:formula="of:=IF(ISNUMBER(FIND(&quot;_&quot;; [.I56])); RIGHT([.I56]; LEN([.I56]) - FIND(&quot;_&quot;; [.I5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7])); LEFT([.G57]; FIND(&quot;_&quot;; [.G57]) -1); [.G57])" office:value-type="string" office:string-value="four" calcext:value-type="string">
            <text:p>four</text:p>
          </table:table-cell>
          <table:table-cell table:formula="of:=IF(ISNUMBER(FIND(&quot;_&quot;; [.H57])); LEFT([.H57]; FIND(&quot;_&quot;; [.H57]) -1); [.H57])" office:value-type="string" office:string-value="food" calcext:value-type="string">
            <text:p>food</text:p>
          </table:table-cell>
          <table:table-cell table:formula="of:=IF(ISNUMBER(FIND(&quot;_&quot;; [.I57])); LEFT([.I57]; FIND(&quot;_&quot;; [.I57]) -1); [.I57])">
            <text:p/>
          </table:table-cell>
          <table:table-cell table:formula="of:=IF(ISNUMBER(FIND(&quot;_&quot;; [.J57])); LEFT([.J57]; FIND(&quot;_&quot;; [.J57]) -1); [.J57])">
            <text:p/>
          </table:table-cell>
          <table:table-cell office:value-type="string" calcext:value-type="string">
            <text:p>four_food</text:p>
          </table:table-cell>
          <table:table-cell table:formula="of:=IF(ISNUMBER(FIND(&quot;_&quot;; [.G57])); RIGHT([.G57]; LEN([.G57]) - FIND(&quot;_&quot;; [.G57])); &quot;&quot;)" office:value-type="string" office:string-value="food" calcext:value-type="string">
            <text:p>food</text:p>
          </table:table-cell>
          <table:table-cell table:formula="of:=IF(ISNUMBER(FIND(&quot;_&quot;; [.H57])); RIGHT([.H57]; LEN([.H57]) - FIND(&quot;_&quot;; [.H57])); &quot;&quot;)">
            <text:p/>
          </table:table-cell>
          <table:table-cell table:formula="of:=IF(ISNUMBER(FIND(&quot;_&quot;; [.I57])); RIGHT([.I57]; LEN([.I57]) - FIND(&quot;_&quot;; [.I57])); &quot;&quot;)">
            <text:p/>
          </table:table-cell>
          <table:table-cell office:value-type="string" calcext:value-type="string">
            <text:p>xxx</text:p>
          </table:table-cell>
        </table:table-row>
      </table:table>
      <table:table table:name="Prizen Novy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 za jezere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a lesy a horami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 dali vidi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bytky po vichric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hrebiste 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pustena vesnic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ovci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hove lesa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estec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ukani sov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alovna krasy</text:p>
          </table:table-cell>
          <table:table-cell table:number-columns-repeated="2"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ilion boruve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mut a cerstv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ubarsky raj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jska zahrad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en pro mne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avim nekoukejte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pad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hce to strechu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da od saman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ojka naseptav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pad hodny bohu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ohle stavim j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en muj napad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hce to svetlo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dly strom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 bour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plavila reka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makany typ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slava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vatek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avnost prirody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bet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olani krve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urivy valecnik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ctivani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bet dravcum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meni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omestikace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vos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ecka ps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ecka tygr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zar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brove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ekde slunecno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akava mytina</text:p>
          </table:table-cell>
          <table:table-cell table:number-columns-repeated="2"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linist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dinka muflonu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two_food</text:p>
          </table:table-cell>
        </table:table-row>
      </table:table>
      <table:table table:name="Akce Novy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table:number-columns-repeated="2"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word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ize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et vode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et lesu</text:p>
          </table:table-cell>
          <table:table-cell office:value-type="string" calcext:value-type="string">
            <text:p><text:span text:style-name="T1">three_bone_</text:span>favou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hree_sun</text:p>
          </table:table-cell>
          <table:table-cell office:value-type="string" calcext:value-type="string">
            <text:p><text:span text:style-name="T1">swords_food</text:span>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shield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lk2</text:p>
          </table:table-cell>
          <table:table-cell office:value-type="string" calcext:value-type="string">
            <text:p>walk_two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olani bohu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three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rach</text:p>
          </table:table-cell>
          <table:table-cell office:value-type="string" calcext:value-type="string">
            <text:p>bow_or_wolf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rybolov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og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three_food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shield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walk2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bow_wolf_favour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star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mameni prirody</text:p>
          </table:table-cell>
          <table:table-cell office:value-type="string" calcext:value-type="string">
            <text:p>four_food_favou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avour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ize bohu</text:p>
          </table:table-cell>
          <table:table-cell office:value-type="string" calcext:value-type="string">
            <text:p>binocular2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2"/>
          <table:table-cell table:style-name="Default"/>
        </table:table-row>
      </table:table>
      <table:table table:name="Akce Novy Lama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2]" office:value-type="string" office:string-value="Rybolov" calcext:value-type="string">
            <text:p>Rybolov</text:p>
          </table:table-cell>
          <table:table-cell table:formula="of:=[$'Akce Novy'.F12]" office:value-type="string" office:string-value="five_food" calcext:value-type="string">
            <text:p>five_food</text:p>
          </table:table-cell>
          <table:table-cell table:formula="of:=[$'Akce Novy'.G12]" office:value-type="string" office:string-value="Rybar I" calcext:value-type="string">
            <text:p>Rybar I</text:p>
          </table:table-cell>
          <table:table-cell table:formula="of:=[$'Akce Novy'.H12]" office:value-type="string" office:string-value="hook" calcext:value-type="string">
            <text:p>hook</text:p>
          </table:table-cell>
          <table:table-cell table:formula="of:=[$'Akce Novy'.I12]" office:value-type="string" office:string-value="water" calcext:value-type="string">
            <text:p>water</text:p>
          </table:table-cell>
          <table:table-cell table:formula="of:=[$'Akce Novy'.J12]" office:value-type="string" office:string-value="free" calcext:value-type="string">
            <text:p>free</text:p>
          </table:table-cell>
          <table:table-cell table:formula="of:=[$'Akce Novy'.K12]" office:value-type="string" office:string-value="food" calcext:value-type="string">
            <text:p>food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3]" office:value-type="string" office:string-value="Vize vody" calcext:value-type="string">
            <text:p>Vize vody</text:p>
          </table:table-cell>
          <table:table-cell table:formula="of:=[$'Akce Novy'.F13]" office:value-type="string" office:string-value="binocular_star" calcext:value-type="string">
            <text:p>binocular_star</text:p>
          </table:table-cell>
          <table:table-cell table:formula="of:=[$'Akce Novy'.G13]" office:value-type="string" office:string-value="Rybar I" calcext:value-type="string">
            <text:p>Rybar I</text:p>
          </table:table-cell>
          <table:table-cell table:formula="of:=[$'Akce Novy'.H13]" office:value-type="string" office:string-value="hook" calcext:value-type="string">
            <text:p>hook</text:p>
          </table:table-cell>
          <table:table-cell table:formula="of:=[$'Akce Novy'.I13]" office:value-type="string" office:string-value="two_sun" calcext:value-type="string">
            <text:p>two_sun</text:p>
          </table:table-cell>
          <table:table-cell table:formula="of:=[$'Akce Novy'.J13]" office:value-type="string" office:string-value="two_food" calcext:value-type="string">
            <text:p>two_food</text:p>
          </table:table-cell>
          <table:table-cell table:formula="of:=[$'Akce Novy'.K13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4]" office:value-type="string" office:string-value="Obet vode" calcext:value-type="string">
            <text:p>Obet vode</text:p>
          </table:table-cell>
          <table:table-cell table:formula="of:=[$'Akce Novy'.F14]" office:value-type="string" office:string-value="favour_favour" calcext:value-type="string">
            <text:p>favour_favour</text:p>
          </table:table-cell>
          <table:table-cell table:formula="of:=[$'Akce Novy'.G14]" office:value-type="string" office:string-value="Rybar I" calcext:value-type="string">
            <text:p>Rybar I</text:p>
          </table:table-cell>
          <table:table-cell table:formula="of:=[$'Akce Novy'.H14]" office:value-type="string" office:string-value="hook" calcext:value-type="string">
            <text:p>hook</text:p>
          </table:table-cell>
          <table:table-cell table:formula="of:=[$'Akce Novy'.I14]" office:value-type="string" office:string-value="water" calcext:value-type="string">
            <text:p>water</text:p>
          </table:table-cell>
          <table:table-cell table:formula="of:=[$'Akce Novy'.J14]" office:value-type="string" office:string-value="walk" calcext:value-type="string">
            <text:p>walk</text:p>
          </table:table-cell>
          <table:table-cell table:formula="of:=[$'Akce Novy'.K14]" office:value-type="string" office:string-value="heal" calcext:value-type="string">
            <text:p>heal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0]" office:value-type="string" office:string-value="Lepsi rybolov" calcext:value-type="string">
            <text:p>Lepsi rybolov</text:p>
          </table:table-cell>
          <table:table-cell table:formula="of:=[$'Akce Novy'.F30]" office:value-type="string" office:string-value="six_food_two_bone" calcext:value-type="string">
            <text:p>six_food_two_bone</text:p>
          </table:table-cell>
          <table:table-cell table:formula="of:=[$'Akce Novy'.G30]" office:value-type="string" office:string-value="Rybar II" calcext:value-type="string">
            <text:p>Rybar II</text:p>
          </table:table-cell>
          <table:table-cell table:formula="of:=[$'Akce Novy'.H30]" office:value-type="string" office:string-value="hook2" calcext:value-type="string">
            <text:p>hook2</text:p>
          </table:table-cell>
          <table:table-cell table:formula="of:=[$'Akce Novy'.I30]" office:value-type="string" office:string-value="water" calcext:value-type="string">
            <text:p>water</text:p>
          </table:table-cell>
          <table:table-cell table:formula="of:=[$'Akce Novy'.J30]" office:value-type="string" office:string-value="free" calcext:value-type="string">
            <text:p>free</text:p>
          </table:table-cell>
          <table:table-cell table:formula="of:=[$'Akce Novy'.K30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1]" office:value-type="string" office:string-value="Plaveni klad" calcext:value-type="string">
            <text:p>Plaveni klad</text:p>
          </table:table-cell>
          <table:table-cell table:formula="of:=[$'Akce Novy'.F31]" office:value-type="string" office:string-value="log_three_bone" calcext:value-type="string">
            <text:p>log_three_bone</text:p>
          </table:table-cell>
          <table:table-cell table:formula="of:=[$'Akce Novy'.G31]" office:value-type="string" office:string-value="Rybar II" calcext:value-type="string">
            <text:p>Rybar II</text:p>
          </table:table-cell>
          <table:table-cell table:formula="of:=[$'Akce Novy'.H31]" office:value-type="string" office:string-value="hook2" calcext:value-type="string">
            <text:p>hook2</text:p>
          </table:table-cell>
          <table:table-cell table:formula="of:=[$'Akce Novy'.I31]" office:value-type="string" office:string-value="water" calcext:value-type="string">
            <text:p>water</text:p>
          </table:table-cell>
          <table:table-cell table:formula="of:=[$'Akce Novy'.J31]" office:value-type="string" office:string-value="walk" calcext:value-type="string">
            <text:p>walk</text:p>
          </table:table-cell>
          <table:table-cell table:formula="of:=[$'Akce Novy'.K31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3]" office:value-type="string" office:string-value="hook" calcext:value-type="string">
            <text:p>hook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5]" office:value-type="string" office:string-value="Lov zvere" calcext:value-type="string">
            <text:p>Lov zvere</text:p>
          </table:table-cell>
          <table:table-cell table:formula="of:=[$'Akce Novy'.F15]" office:value-type="string" office:string-value="four_food_two_bone" calcext:value-type="string">
            <text:p>four_food_two_bone</text:p>
          </table:table-cell>
          <table:table-cell table:formula="of:=[$'Akce Novy'.G15]" office:value-type="string" office:string-value="Lovec I" calcext:value-type="string">
            <text:p>Lovec I</text:p>
          </table:table-cell>
          <table:table-cell table:formula="of:=[$'Akce Novy'.H15]" office:value-type="string" office:string-value="spear" calcext:value-type="string">
            <text:p>spear</text:p>
          </table:table-cell>
          <table:table-cell table:formula="of:=[$'Akce Novy'.I15]" office:value-type="string" office:string-value="tree" calcext:value-type="string">
            <text:p>tree</text:p>
          </table:table-cell>
          <table:table-cell table:formula="of:=[$'Akce Novy'.J15]" office:value-type="string" office:string-value="free" calcext:value-type="string">
            <text:p>free</text:p>
          </table:table-cell>
          <table:table-cell table:formula="of:=[$'Akce Novy'.K15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6]" office:value-type="string" office:string-value="Lov kosti" calcext:value-type="string">
            <text:p>Lov kosti</text:p>
          </table:table-cell>
          <table:table-cell table:formula="of:=[$'Akce Novy'.F16]" office:value-type="string" office:string-value="five_bone" calcext:value-type="string">
            <text:p>five_bone</text:p>
          </table:table-cell>
          <table:table-cell table:formula="of:=[$'Akce Novy'.G16]" office:value-type="string" office:string-value="Lovec I" calcext:value-type="string">
            <text:p>Lovec I</text:p>
          </table:table-cell>
          <table:table-cell table:formula="of:=[$'Akce Novy'.H16]" office:value-type="string" office:string-value="spear" calcext:value-type="string">
            <text:p>spear</text:p>
          </table:table-cell>
          <table:table-cell table:formula="of:=[$'Akce Novy'.I16]" office:value-type="string" office:string-value="tree" calcext:value-type="string">
            <text:p>tree</text:p>
          </table:table-cell>
          <table:table-cell table:formula="of:=[$'Akce Novy'.J16]" office:value-type="string" office:string-value="walk" calcext:value-type="string">
            <text:p>walk</text:p>
          </table:table-cell>
          <table:table-cell table:formula="of:=[$'Akce Novy'.K16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7]" office:value-type="string" office:string-value="Mistr zvirat" calcext:value-type="string">
            <text:p>Mistr zvirat</text:p>
          </table:table-cell>
          <table:table-cell table:formula="of:=[$'Akce Novy'.F17]" office:value-type="string" office:string-value="bow_wolf" calcext:value-type="string">
            <text:p>bow_wolf</text:p>
          </table:table-cell>
          <table:table-cell table:formula="of:=[$'Akce Novy'.G17]" office:value-type="string" office:string-value="Lovec I" calcext:value-type="string">
            <text:p>Lovec I</text:p>
          </table:table-cell>
          <table:table-cell table:formula="of:=[$'Akce Novy'.H17]" office:value-type="string" office:string-value="spear" calcext:value-type="string">
            <text:p>spear</text:p>
          </table:table-cell>
          <table:table-cell table:formula="of:=[$'Akce Novy'.I17]" office:value-type="string" office:string-value="walk" calcext:value-type="string">
            <text:p>walk</text:p>
          </table:table-cell>
          <table:table-cell table:formula="of:=[$'Akce Novy'.J17]" office:value-type="string" office:string-value="walk_bone" calcext:value-type="string">
            <text:p>walk_bone</text:p>
          </table:table-cell>
          <table:table-cell table:formula="of:=[$'Akce Novy'.K17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2]" office:value-type="string" office:string-value="Lov dravcu" calcext:value-type="string">
            <text:p>Lov dravcu</text:p>
          </table:table-cell>
          <table:table-cell table:formula="of:=[$'Akce Novy'.F32]" office:value-type="string" office:string-value="six_bone_two_food" calcext:value-type="string">
            <text:p>six_bone_two_food</text:p>
          </table:table-cell>
          <table:table-cell table:formula="of:=[$'Akce Novy'.G32]" office:value-type="string" office:string-value="Lovec II" calcext:value-type="string">
            <text:p>Lovec II</text:p>
          </table:table-cell>
          <table:table-cell table:formula="of:=[$'Akce Novy'.H32]" office:value-type="string" office:string-value="spear2" calcext:value-type="string">
            <text:p>spear2</text:p>
          </table:table-cell>
          <table:table-cell table:formula="of:=[$'Akce Novy'.I32]" office:value-type="string" office:string-value="tree" calcext:value-type="string">
            <text:p>tree</text:p>
          </table:table-cell>
          <table:table-cell table:formula="of:=[$'Akce Novy'.J32]" office:value-type="string" office:string-value="walk" calcext:value-type="string">
            <text:p>walk</text:p>
          </table:table-cell>
          <table:table-cell table:formula="of:=[$'Akce Novy'.K32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3]" office:value-type="string" office:string-value="Zakerny utok" calcext:value-type="string">
            <text:p>Zakerny utok</text:p>
          </table:table-cell>
          <table:table-cell table:formula="of:=[$'Akce Novy'.F33]" office:value-type="string" office:string-value="swords2" calcext:value-type="string">
            <text:p>swords2</text:p>
          </table:table-cell>
          <table:table-cell table:formula="of:=[$'Akce Novy'.G33]" office:value-type="string" office:string-value="Lovec II" calcext:value-type="string">
            <text:p>Lovec II</text:p>
          </table:table-cell>
          <table:table-cell table:formula="of:=[$'Akce Novy'.H33]" office:value-type="string" office:string-value="spear2" calcext:value-type="string">
            <text:p>spear2</text:p>
          </table:table-cell>
          <table:table-cell table:formula="of:=[$'Akce Novy'.I33]" office:value-type="string" office:string-value="two_sun" calcext:value-type="string">
            <text:p>two_sun</text:p>
          </table:table-cell>
          <table:table-cell table:formula="of:=[$'Akce Novy'.J33]" office:value-type="string" office:string-value="swords_three_food" calcext:value-type="string">
            <text:p>swords_three_food</text:p>
          </table:table-cell>
          <table:table-cell table:formula="of:=[$'Akce Novy'.K33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9]" office:value-type="string" office:string-value="spear" calcext:value-type="string">
            <text:p>spe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8]" office:value-type="string" office:string-value="Kaceni" calcext:value-type="string">
            <text:p>Kaceni</text:p>
          </table:table-cell>
          <table:table-cell table:formula="of:=[$'Akce Novy'.F18]" office:value-type="string" office:string-value="log" calcext:value-type="string">
            <text:p>log</text:p>
          </table:table-cell>
          <table:table-cell table:formula="of:=[$'Akce Novy'.G18]" office:value-type="string" office:string-value="Drevorubec I" calcext:value-type="string">
            <text:p>Drevorubec I</text:p>
          </table:table-cell>
          <table:table-cell table:formula="of:=[$'Akce Novy'.H18]" office:value-type="string" office:string-value="axe" calcext:value-type="string">
            <text:p>axe</text:p>
          </table:table-cell>
          <table:table-cell table:formula="of:=[$'Akce Novy'.I18]" office:value-type="string" office:string-value="walk" calcext:value-type="string">
            <text:p>walk</text:p>
          </table:table-cell>
          <table:table-cell table:formula="of:=[$'Akce Novy'.J18]" office:value-type="string" office:string-value="walk_food" calcext:value-type="string">
            <text:p>walk_food</text:p>
          </table:table-cell>
          <table:table-cell table:formula="of:=[$'Akce Novy'.K18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9]" office:value-type="string" office:string-value="Obrana doma" calcext:value-type="string">
            <text:p>Obrana doma</text:p>
          </table:table-cell>
          <table:table-cell table:formula="of:=[$'Akce Novy'.F19]" office:value-type="string" office:string-value="shield" calcext:value-type="string">
            <text:p>shield</text:p>
          </table:table-cell>
          <table:table-cell table:formula="of:=[$'Akce Novy'.G19]" office:value-type="string" office:string-value="Drevorubec I" calcext:value-type="string">
            <text:p>Drevorubec I</text:p>
          </table:table-cell>
          <table:table-cell table:formula="of:=[$'Akce Novy'.H19]" office:value-type="string" office:string-value="axe" calcext:value-type="string">
            <text:p>axe</text:p>
          </table:table-cell>
          <table:table-cell table:formula="of:=[$'Akce Novy'.I19]" office:value-type="string" office:string-value="sun" calcext:value-type="string">
            <text:p>sun</text:p>
          </table:table-cell>
          <table:table-cell table:formula="of:=[$'Akce Novy'.J19]" office:value-type="string" office:string-value="two_food_bone" calcext:value-type="string">
            <text:p>two_food_bone</text:p>
          </table:table-cell>
          <table:table-cell table:formula="of:=[$'Akce Novy'.K19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0]" office:value-type="string" office:string-value="Obet lesu" calcext:value-type="string">
            <text:p>Obet lesu</text:p>
          </table:table-cell>
          <table:table-cell table:formula="of:=[$'Akce Novy'.F20]" office:value-type="string" office:string-value="three_bone_favour" calcext:value-type="string">
            <text:p>three_bone_favour</text:p>
          </table:table-cell>
          <table:table-cell table:formula="of:=[$'Akce Novy'.G20]" office:value-type="string" office:string-value="Drevorubec I" calcext:value-type="string">
            <text:p>Drevorubec I</text:p>
          </table:table-cell>
          <table:table-cell table:formula="of:=[$'Akce Novy'.H20]" office:value-type="string" office:string-value="axe" calcext:value-type="string">
            <text:p>axe</text:p>
          </table:table-cell>
          <table:table-cell table:formula="of:=[$'Akce Novy'.I20]" office:value-type="string" office:string-value="tree" calcext:value-type="string">
            <text:p>tree</text:p>
          </table:table-cell>
          <table:table-cell table:formula="of:=[$'Akce Novy'.J20]" office:value-type="string" office:string-value="walk_food" calcext:value-type="string">
            <text:p>walk_food</text:p>
          </table:table-cell>
          <table:table-cell table:formula="of:=[$'Akce Novy'.K20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4]" office:value-type="string" office:string-value="Lepsi kaceni" calcext:value-type="string">
            <text:p>Lepsi kaceni</text:p>
          </table:table-cell>
          <table:table-cell table:formula="of:=[$'Akce Novy'.F34]" office:value-type="string" office:string-value="two_log" calcext:value-type="string">
            <text:p>two_log</text:p>
          </table:table-cell>
          <table:table-cell table:formula="of:=[$'Akce Novy'.G34]" office:value-type="string" office:string-value="Drevorubec II" calcext:value-type="string">
            <text:p>Drevorubec II</text:p>
          </table:table-cell>
          <table:table-cell table:formula="of:=[$'Akce Novy'.H34]" office:value-type="string" office:string-value="axe2" calcext:value-type="string">
            <text:p>axe2</text:p>
          </table:table-cell>
          <table:table-cell table:formula="of:=[$'Akce Novy'.I34]" office:value-type="string" office:string-value="tree" calcext:value-type="string">
            <text:p>tree</text:p>
          </table:table-cell>
          <table:table-cell table:formula="of:=[$'Akce Novy'.J34]" office:value-type="string" office:string-value="walk_food" calcext:value-type="string">
            <text:p>walk_food</text:p>
          </table:table-cell>
          <table:table-cell table:formula="of:=[$'Akce Novy'.K34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5]" office:value-type="string" office:string-value="Obrana kdekoliv" calcext:value-type="string">
            <text:p>Obrana kdekoliv</text:p>
          </table:table-cell>
          <table:table-cell table:formula="of:=[$'Akce Novy'.F35]" office:value-type="string" office:string-value="shield2" calcext:value-type="string">
            <text:p>shield2</text:p>
          </table:table-cell>
          <table:table-cell table:formula="of:=[$'Akce Novy'.G35]" office:value-type="string" office:string-value="Drevorubec II" calcext:value-type="string">
            <text:p>Drevorubec II</text:p>
          </table:table-cell>
          <table:table-cell table:formula="of:=[$'Akce Novy'.H35]" office:value-type="string" office:string-value="axe2" calcext:value-type="string">
            <text:p>axe2</text:p>
          </table:table-cell>
          <table:table-cell table:formula="of:=[$'Akce Novy'.I35]" office:value-type="string" office:string-value="walk2" calcext:value-type="string">
            <text:p>walk2</text:p>
          </table:table-cell>
          <table:table-cell table:formula="of:=[$'Akce Novy'.J35]" office:value-type="string" office:string-value="walk_bone" calcext:value-type="string">
            <text:p>walk_bone</text:p>
          </table:table-cell>
          <table:table-cell table:formula="of:=[$'Akce Novy'.K35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15]" office:value-type="string" office:string-value="axe" calcext:value-type="string">
            <text:p>ax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1]" office:value-type="string" office:string-value="Hruby utok" calcext:value-type="string">
            <text:p>Hruby utok</text:p>
          </table:table-cell>
          <table:table-cell table:formula="of:=[$'Akce Novy'.F21]" office:value-type="string" office:string-value="swords2" calcext:value-type="string">
            <text:p>swords2</text:p>
          </table:table-cell>
          <table:table-cell table:formula="of:=[$'Akce Novy'.G21]" office:value-type="string" office:string-value="Valecnik I" calcext:value-type="string">
            <text:p>Valecnik I</text:p>
          </table:table-cell>
          <table:table-cell table:formula="of:=[$'Akce Novy'.H21]" office:value-type="string" office:string-value="sword" calcext:value-type="string">
            <text:p>sword</text:p>
          </table:table-cell>
          <table:table-cell table:formula="of:=[$'Akce Novy'.I21]" office:value-type="string" office:string-value="three_sun" calcext:value-type="string">
            <text:p>three_sun</text:p>
          </table:table-cell>
          <table:table-cell table:formula="of:=[$'Akce Novy'.J21]" office:value-type="string" office:string-value="swords_food_bone" calcext:value-type="string">
            <text:p>swords_food_bone</text:p>
          </table:table-cell>
          <table:table-cell table:formula="of:=[$'Akce Novy'.K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2]" office:value-type="string" office:string-value="Obranny boj" calcext:value-type="string">
            <text:p>Obranny boj</text:p>
          </table:table-cell>
          <table:table-cell table:formula="of:=[$'Akce Novy'.F22]" office:value-type="string" office:string-value="shield2" calcext:value-type="string">
            <text:p>shield2</text:p>
          </table:table-cell>
          <table:table-cell table:formula="of:=[$'Akce Novy'.G22]" office:value-type="string" office:string-value="Valecnik I" calcext:value-type="string">
            <text:p>Valecnik I</text:p>
          </table:table-cell>
          <table:table-cell table:formula="of:=[$'Akce Novy'.H22]" office:value-type="string" office:string-value="sword" calcext:value-type="string">
            <text:p>sword</text:p>
          </table:table-cell>
          <table:table-cell table:formula="of:=[$'Akce Novy'.I22]" office:value-type="string" office:string-value="walk2" calcext:value-type="string">
            <text:p>walk2</text:p>
          </table:table-cell>
          <table:table-cell table:formula="of:=[$'Akce Novy'.J22]" office:value-type="string" office:string-value="walk_two_bone" calcext:value-type="string">
            <text:p>walk_two_bone</text:p>
          </table:table-cell>
          <table:table-cell table:formula="of:=[$'Akce Novy'.K22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3]" office:value-type="string" office:string-value="Volani bohu" calcext:value-type="string">
            <text:p>Volani bohu</text:p>
          </table:table-cell>
          <table:table-cell table:formula="of:=[$'Akce Novy'.F23]" office:value-type="string" office:string-value="favour_favour" calcext:value-type="string">
            <text:p>favour_favour</text:p>
          </table:table-cell>
          <table:table-cell table:formula="of:=[$'Akce Novy'.G23]" office:value-type="string" office:string-value="Valecnik I" calcext:value-type="string">
            <text:p>Valecnik I</text:p>
          </table:table-cell>
          <table:table-cell table:formula="of:=[$'Akce Novy'.H23]" office:value-type="string" office:string-value="sword" calcext:value-type="string">
            <text:p>sword</text:p>
          </table:table-cell>
          <table:table-cell table:formula="of:=[$'Akce Novy'.I23]" office:value-type="string" office:string-value="sun" calcext:value-type="string">
            <text:p>sun</text:p>
          </table:table-cell>
          <table:table-cell table:formula="of:=[$'Akce Novy'.J23]" office:value-type="string" office:string-value="two_food" calcext:value-type="string">
            <text:p>two_food</text:p>
          </table:table-cell>
          <table:table-cell table:formula="of:=[$'Akce Novy'.K23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6]" office:value-type="string" office:string-value="Zvireci hruza" calcext:value-type="string">
            <text:p>Zvireci hruza</text:p>
          </table:table-cell>
          <table:table-cell table:formula="of:=[$'Akce Novy'.F36]" office:value-type="string" office:string-value="bow_wolf_favour" calcext:value-type="string">
            <text:p>bow_wolf_favour</text:p>
          </table:table-cell>
          <table:table-cell table:formula="of:=[$'Akce Novy'.G36]" office:value-type="string" office:string-value="Valecnik II" calcext:value-type="string">
            <text:p>Valecnik II</text:p>
          </table:table-cell>
          <table:table-cell table:formula="of:=[$'Akce Novy'.H36]" office:value-type="string" office:string-value="sword2" calcext:value-type="string">
            <text:p>sword2</text:p>
          </table:table-cell>
          <table:table-cell table:formula="of:=[$'Akce Novy'.I36]" office:value-type="string" office:string-value="walk" calcext:value-type="string">
            <text:p>walk</text:p>
          </table:table-cell>
          <table:table-cell table:formula="of:=[$'Akce Novy'.J36]" office:value-type="string" office:string-value="walk_star" calcext:value-type="string">
            <text:p>walk_star</text:p>
          </table:table-cell>
          <table:table-cell table:formula="of:=[$'Akce Novy'.K36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7]" office:value-type="string" office:string-value="Lepsi utok" calcext:value-type="string">
            <text:p>Lepsi utok</text:p>
          </table:table-cell>
          <table:table-cell table:formula="of:=[$'Akce Novy'.F37]" office:value-type="string" office:string-value="swords2" calcext:value-type="string">
            <text:p>swords2</text:p>
          </table:table-cell>
          <table:table-cell table:formula="of:=[$'Akce Novy'.G37]" office:value-type="string" office:string-value="Valecnik II" calcext:value-type="string">
            <text:p>Valecnik II</text:p>
          </table:table-cell>
          <table:table-cell table:formula="of:=[$'Akce Novy'.H37]" office:value-type="string" office:string-value="sword2" calcext:value-type="string">
            <text:p>sword2</text:p>
          </table:table-cell>
          <table:table-cell table:formula="of:=[$'Akce Novy'.I37]" office:value-type="string" office:string-value="two_sun" calcext:value-type="string">
            <text:p>two_sun</text:p>
          </table:table-cell>
          <table:table-cell table:formula="of:=[$'Akce Novy'.J37]" office:value-type="string" office:string-value="swords_bone" calcext:value-type="string">
            <text:p>swords_bone</text:p>
          </table:table-cell>
          <table:table-cell table:formula="of:=[$'Akce Novy'.K37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4]" office:value-type="string" office:string-value="Zvireci oci" calcext:value-type="string">
            <text:p>Zvireci oci</text:p>
          </table:table-cell>
          <table:table-cell table:formula="of:=[$'Akce Novy'.F24]" office:value-type="string" office:string-value="binocular_star" calcext:value-type="string">
            <text:p>binocular_star</text:p>
          </table:table-cell>
          <table:table-cell table:formula="of:=[$'Akce Novy'.G24]" office:value-type="string" office:string-value="Saman I" calcext:value-type="string">
            <text:p>Saman I</text:p>
          </table:table-cell>
          <table:table-cell table:formula="of:=[$'Akce Novy'.H24]" office:value-type="string" office:string-value="wand" calcext:value-type="string">
            <text:p>wand</text:p>
          </table:table-cell>
          <table:table-cell table:formula="of:=[$'Akce Novy'.I24]" office:value-type="string" office:string-value="sun" calcext:value-type="string">
            <text:p>sun</text:p>
          </table:table-cell>
          <table:table-cell table:formula="of:=[$'Akce Novy'.J24]" office:value-type="string" office:string-value="food_bone" calcext:value-type="string">
            <text:p>food_bone</text:p>
          </table:table-cell>
          <table:table-cell table:formula="of:=[$'Akce Novy'.K24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5]" office:value-type="string" office:string-value="Zber klesti" calcext:value-type="string">
            <text:p>Zber klesti</text:p>
          </table:table-cell>
          <table:table-cell table:formula="of:=[$'Akce Novy'.F25]" office:value-type="string" office:string-value="three_bone_star" calcext:value-type="string">
            <text:p>three_bone_star</text:p>
          </table:table-cell>
          <table:table-cell table:formula="of:=[$'Akce Novy'.G25]" office:value-type="string" office:string-value="Saman I" calcext:value-type="string">
            <text:p>Saman I</text:p>
          </table:table-cell>
          <table:table-cell table:formula="of:=[$'Akce Novy'.H25]" office:value-type="string" office:string-value="wand" calcext:value-type="string">
            <text:p>wand</text:p>
          </table:table-cell>
          <table:table-cell table:formula="of:=[$'Akce Novy'.I25]" office:value-type="string" office:string-value="sun" calcext:value-type="string">
            <text:p>sun</text:p>
          </table:table-cell>
          <table:table-cell table:formula="of:=[$'Akce Novy'.J25]" office:value-type="string" office:string-value="food" calcext:value-type="string">
            <text:p>food</text:p>
          </table:table-cell>
          <table:table-cell table:formula="of:=[$'Akce Novy'.K25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6]" office:value-type="string" office:string-value="Strach" calcext:value-type="string">
            <text:p>Strach</text:p>
          </table:table-cell>
          <table:table-cell table:formula="of:=[$'Akce Novy'.F26]" office:value-type="string" office:string-value="bow_or_wolf" calcext:value-type="string">
            <text:p>bow_or_wolf</text:p>
          </table:table-cell>
          <table:table-cell table:formula="of:=[$'Akce Novy'.G26]" office:value-type="string" office:string-value="Saman I" calcext:value-type="string">
            <text:p>Saman I</text:p>
          </table:table-cell>
          <table:table-cell table:formula="of:=[$'Akce Novy'.H26]" office:value-type="string" office:string-value="wand" calcext:value-type="string">
            <text:p>wand</text:p>
          </table:table-cell>
          <table:table-cell table:formula="of:=[$'Akce Novy'.I26]" office:value-type="string" office:string-value="sun" calcext:value-type="string">
            <text:p>sun</text:p>
          </table:table-cell>
          <table:table-cell table:formula="of:=[$'Akce Novy'.J26]" office:value-type="string" office:string-value="two_food_bone" calcext:value-type="string">
            <text:p>two_food_bone</text:p>
          </table:table-cell>
          <table:table-cell table:formula="of:=[$'Akce Novy'.K26]" office:value-type="string" office:string-value="bow" calcext:value-type="string">
            <text:p>bow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8]" office:value-type="string" office:string-value="Omameni prirody" calcext:value-type="string">
            <text:p>Omameni prirody</text:p>
          </table:table-cell>
          <table:table-cell table:formula="of:=[$'Akce Novy'.F38]" office:value-type="string" office:string-value="four_food_favour" calcext:value-type="string">
            <text:p>four_food_favour</text:p>
          </table:table-cell>
          <table:table-cell table:formula="of:=[$'Akce Novy'.G38]" office:value-type="string" office:string-value="Saman II" calcext:value-type="string">
            <text:p>Saman II</text:p>
          </table:table-cell>
          <table:table-cell table:formula="of:=[$'Akce Novy'.H38]" office:value-type="string" office:string-value="wand2" calcext:value-type="string">
            <text:p>wand2</text:p>
          </table:table-cell>
          <table:table-cell table:formula="of:=[$'Akce Novy'.I38]" office:value-type="string" office:string-value="sun" calcext:value-type="string">
            <text:p>sun</text:p>
          </table:table-cell>
          <table:table-cell table:formula="of:=[$'Akce Novy'.J38]" office:value-type="string" office:string-value="bone" calcext:value-type="string">
            <text:p>bone</text:p>
          </table:table-cell>
          <table:table-cell table:formula="of:=[$'Akce Novy'.K38]" office:value-type="string" office:string-value="favour" calcext:value-type="string">
            <text:p>favou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9]" office:value-type="string" office:string-value="Vize bohu" calcext:value-type="string">
            <text:p>Vize bohu</text:p>
          </table:table-cell>
          <table:table-cell table:formula="of:=[$'Akce Novy'.F39]" office:value-type="string" office:string-value="binocular2_star" calcext:value-type="string">
            <text:p>binocular2_star</text:p>
          </table:table-cell>
          <table:table-cell table:formula="of:=[$'Akce Novy'.G39]" office:value-type="string" office:string-value="Saman II" calcext:value-type="string">
            <text:p>Saman II</text:p>
          </table:table-cell>
          <table:table-cell table:formula="of:=[$'Akce Novy'.H39]" office:value-type="string" office:string-value="wand2" calcext:value-type="string">
            <text:p>wand2</text:p>
          </table:table-cell>
          <table:table-cell table:formula="of:=[$'Akce Novy'.I39]" office:value-type="string" office:string-value="sun" calcext:value-type="string">
            <text:p>sun</text:p>
          </table:table-cell>
          <table:table-cell table:formula="of:=[$'Akce Novy'.J39]" office:value-type="string" office:string-value="food_bone" calcext:value-type="string">
            <text:p>food_bone</text:p>
          </table:table-cell>
          <table:table-cell table:formula="of:=[$'Akce Novy'.K39]" office:value-type="string" office:string-value="binocular" calcext:value-type="string">
            <text:p>binocula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7]" office:value-type="string" office:string-value="wand" calcext:value-type="string">
            <text:p>wand</text:p>
          </table:table-cell>
          <table:table-cell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kce Novy Lama Mala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3">
          <table:table-cell table:number-columns-repeated="13"/>
          <table:table-cell table:style-name="Default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4]" office:value-type="string" office:string-value="Zber bobuli" calcext:value-type="string">
            <text:p>Zber bobuli</text:p>
          </table:table-cell>
          <table:table-cell table:formula="of:=[$'Akce Novy'.F4]" office:value-type="string" office:string-value="two_food" calcext:value-type="string">
            <text:p>two_food</text:p>
          </table:table-cell>
          <table:table-cell table:formula="of:=[$'Akce Novy'.G4]" office:value-type="string" office:string-value="- Novic -" calcext:value-type="string">
            <text:p>- Novic -</text:p>
          </table:table-cell>
          <table:table-cell table:formula="of:=[$'Akce Novy'.H4]" office:value-type="string" office:string-value="cards" calcext:value-type="string">
            <text:p>cards</text:p>
          </table:table-cell>
          <table:table-cell table:formula="of:=[$'Akce Novy'.I4]" office:value-type="string" office:string-value="sun" calcext:value-type="string">
            <text:p>sun</text:p>
          </table:table-cell>
          <table:table-cell table:formula="of:=[$'Akce Novy'.J4]" office:value-type="string" office:string-value="free" calcext:value-type="string">
            <text:p>free</text:p>
          </table:table-cell>
          <table:table-cell table:formula="of:=[$'Akce Novy'.K4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5]" office:value-type="string" office:string-value="Zber klesti" calcext:value-type="string">
            <text:p>Zber klesti</text:p>
          </table:table-cell>
          <table:table-cell table:formula="of:=[$'Akce Novy'.F5]" office:value-type="string" office:string-value="two_bone" calcext:value-type="string">
            <text:p>two_bone</text:p>
          </table:table-cell>
          <table:table-cell table:formula="of:=[$'Akce Novy'.G5]" office:value-type="string" office:string-value="- Novic -" calcext:value-type="string">
            <text:p>- Novic -</text:p>
          </table:table-cell>
          <table:table-cell table:formula="of:=[$'Akce Novy'.H5]" office:value-type="string" office:string-value="cards" calcext:value-type="string">
            <text:p>cards</text:p>
          </table:table-cell>
          <table:table-cell table:formula="of:=[$'Akce Novy'.I5]" office:value-type="string" office:string-value="walk" calcext:value-type="string">
            <text:p>walk</text:p>
          </table:table-cell>
          <table:table-cell table:formula="of:=[$'Akce Novy'.J5]" office:value-type="string" office:string-value="walk" calcext:value-type="string">
            <text:p>walk</text:p>
          </table:table-cell>
          <table:table-cell table:formula="of:=[$'Akce Novy'.K5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6]" office:value-type="string" office:string-value="Pruzkum" calcext:value-type="string">
            <text:p>Pruzkum</text:p>
          </table:table-cell>
          <table:table-cell table:formula="of:=[$'Akce Novy'.F6]" office:value-type="string" office:string-value="binocular_star" calcext:value-type="string">
            <text:p>binocular_star</text:p>
          </table:table-cell>
          <table:table-cell table:formula="of:=[$'Akce Novy'.G6]" office:value-type="string" office:string-value="- Novic -" calcext:value-type="string">
            <text:p>- Novic -</text:p>
          </table:table-cell>
          <table:table-cell table:formula="of:=[$'Akce Novy'.H6]" office:value-type="string" office:string-value="cards" calcext:value-type="string">
            <text:p>cards</text:p>
          </table:table-cell>
          <table:table-cell table:formula="of:=[$'Akce Novy'.I6]" office:value-type="string" office:string-value="binocular" calcext:value-type="string">
            <text:p>binocular</text:p>
          </table:table-cell>
          <table:table-cell table:formula="of:=[$'Akce Novy'.J6]" office:value-type="string" office:string-value="walk" calcext:value-type="string">
            <text:p>walk</text:p>
          </table:table-cell>
          <table:table-cell table:formula="of:=[$'Akce Novy'.K6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2]" office:value-type="string" office:string-value="Rybolov" calcext:value-type="string">
            <text:p>Rybolov</text:p>
          </table:table-cell>
          <table:table-cell table:formula="of:=[$'Akce Novy'.F12]" office:value-type="string" office:string-value="five_food" calcext:value-type="string">
            <text:p>five_food</text:p>
          </table:table-cell>
          <table:table-cell table:formula="of:=[$'Akce Novy'.G12]" office:value-type="string" office:string-value="Rybar I" calcext:value-type="string">
            <text:p>Rybar I</text:p>
          </table:table-cell>
          <table:table-cell table:formula="of:=[$'Akce Novy'.H12]" office:value-type="string" office:string-value="hook" calcext:value-type="string">
            <text:p>hook</text:p>
          </table:table-cell>
          <table:table-cell table:formula="of:=[$'Akce Novy'.I12]" office:value-type="string" office:string-value="water" calcext:value-type="string">
            <text:p>water</text:p>
          </table:table-cell>
          <table:table-cell table:formula="of:=[$'Akce Novy'.J12]" office:value-type="string" office:string-value="free" calcext:value-type="string">
            <text:p>free</text:p>
          </table:table-cell>
          <table:table-cell table:formula="of:=[$'Akce Novy'.K12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3]" office:value-type="string" office:string-value="Vize vody" calcext:value-type="string">
            <text:p>Vize vody</text:p>
          </table:table-cell>
          <table:table-cell table:formula="of:=[$'Akce Novy'.F13]" office:value-type="string" office:string-value="binocular_star" calcext:value-type="string">
            <text:p>binocular_star</text:p>
          </table:table-cell>
          <table:table-cell table:formula="of:=[$'Akce Novy'.G13]" office:value-type="string" office:string-value="Rybar I" calcext:value-type="string">
            <text:p>Rybar I</text:p>
          </table:table-cell>
          <table:table-cell table:formula="of:=[$'Akce Novy'.H13]" office:value-type="string" office:string-value="hook" calcext:value-type="string">
            <text:p>hook</text:p>
          </table:table-cell>
          <table:table-cell table:formula="of:=[$'Akce Novy'.I13]" office:value-type="string" office:string-value="two_sun" calcext:value-type="string">
            <text:p>two_sun</text:p>
          </table:table-cell>
          <table:table-cell table:formula="of:=[$'Akce Novy'.J13]" office:value-type="string" office:string-value="two_food" calcext:value-type="string">
            <text:p>two_food</text:p>
          </table:table-cell>
          <table:table-cell table:formula="of:=[$'Akce Novy'.K13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4]" office:value-type="string" office:string-value="Obet vode" calcext:value-type="string">
            <text:p>Obet vode</text:p>
          </table:table-cell>
          <table:table-cell table:formula="of:=[$'Akce Novy'.F14]" office:value-type="string" office:string-value="favour_favour" calcext:value-type="string">
            <text:p>favour_favour</text:p>
          </table:table-cell>
          <table:table-cell table:formula="of:=[$'Akce Novy'.G14]" office:value-type="string" office:string-value="Rybar I" calcext:value-type="string">
            <text:p>Rybar I</text:p>
          </table:table-cell>
          <table:table-cell table:formula="of:=[$'Akce Novy'.H14]" office:value-type="string" office:string-value="hook" calcext:value-type="string">
            <text:p>hook</text:p>
          </table:table-cell>
          <table:table-cell table:formula="of:=[$'Akce Novy'.I14]" office:value-type="string" office:string-value="water" calcext:value-type="string">
            <text:p>water</text:p>
          </table:table-cell>
          <table:table-cell table:formula="of:=[$'Akce Novy'.J14]" office:value-type="string" office:string-value="walk" calcext:value-type="string">
            <text:p>walk</text:p>
          </table:table-cell>
          <table:table-cell table:formula="of:=[$'Akce Novy'.K14]" office:value-type="string" office:string-value="heal" calcext:value-type="string">
            <text:p>heal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5]" office:value-type="string" office:string-value="Lov zvere" calcext:value-type="string">
            <text:p>Lov zvere</text:p>
          </table:table-cell>
          <table:table-cell table:formula="of:=[$'Akce Novy'.F15]" office:value-type="string" office:string-value="four_food_two_bone" calcext:value-type="string">
            <text:p>four_food_two_bone</text:p>
          </table:table-cell>
          <table:table-cell table:formula="of:=[$'Akce Novy'.G15]" office:value-type="string" office:string-value="Lovec I" calcext:value-type="string">
            <text:p>Lovec I</text:p>
          </table:table-cell>
          <table:table-cell table:formula="of:=[$'Akce Novy'.H15]" office:value-type="string" office:string-value="spear" calcext:value-type="string">
            <text:p>spear</text:p>
          </table:table-cell>
          <table:table-cell table:formula="of:=[$'Akce Novy'.I15]" office:value-type="string" office:string-value="tree" calcext:value-type="string">
            <text:p>tree</text:p>
          </table:table-cell>
          <table:table-cell table:formula="of:=[$'Akce Novy'.J15]" office:value-type="string" office:string-value="free" calcext:value-type="string">
            <text:p>free</text:p>
          </table:table-cell>
          <table:table-cell table:formula="of:=[$'Akce Novy'.K15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6]" office:value-type="string" office:string-value="Lov kosti" calcext:value-type="string">
            <text:p>Lov kosti</text:p>
          </table:table-cell>
          <table:table-cell table:formula="of:=[$'Akce Novy'.F16]" office:value-type="string" office:string-value="five_bone" calcext:value-type="string">
            <text:p>five_bone</text:p>
          </table:table-cell>
          <table:table-cell table:formula="of:=[$'Akce Novy'.G16]" office:value-type="string" office:string-value="Lovec I" calcext:value-type="string">
            <text:p>Lovec I</text:p>
          </table:table-cell>
          <table:table-cell table:formula="of:=[$'Akce Novy'.H16]" office:value-type="string" office:string-value="spear" calcext:value-type="string">
            <text:p>spear</text:p>
          </table:table-cell>
          <table:table-cell table:formula="of:=[$'Akce Novy'.I16]" office:value-type="string" office:string-value="tree" calcext:value-type="string">
            <text:p>tree</text:p>
          </table:table-cell>
          <table:table-cell table:formula="of:=[$'Akce Novy'.J16]" office:value-type="string" office:string-value="walk" calcext:value-type="string">
            <text:p>walk</text:p>
          </table:table-cell>
          <table:table-cell table:formula="of:=[$'Akce Novy'.K16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7]" office:value-type="string" office:string-value="Mistr zvirat" calcext:value-type="string">
            <text:p>Mistr zvirat</text:p>
          </table:table-cell>
          <table:table-cell table:formula="of:=[$'Akce Novy'.F17]" office:value-type="string" office:string-value="bow_wolf" calcext:value-type="string">
            <text:p>bow_wolf</text:p>
          </table:table-cell>
          <table:table-cell table:formula="of:=[$'Akce Novy'.G17]" office:value-type="string" office:string-value="Lovec I" calcext:value-type="string">
            <text:p>Lovec I</text:p>
          </table:table-cell>
          <table:table-cell table:formula="of:=[$'Akce Novy'.H17]" office:value-type="string" office:string-value="spear" calcext:value-type="string">
            <text:p>spear</text:p>
          </table:table-cell>
          <table:table-cell table:formula="of:=[$'Akce Novy'.I17]" office:value-type="string" office:string-value="walk" calcext:value-type="string">
            <text:p>walk</text:p>
          </table:table-cell>
          <table:table-cell table:formula="of:=[$'Akce Novy'.J17]" office:value-type="string" office:string-value="walk_bone" calcext:value-type="string">
            <text:p>walk_bone</text:p>
          </table:table-cell>
          <table:table-cell table:formula="of:=[$'Akce Novy'.K17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4]" office:value-type="string" office:string-value="Zvireci oci" calcext:value-type="string">
            <text:p>Zvireci oci</text:p>
          </table:table-cell>
          <table:table-cell table:formula="of:=[$'Akce Novy'.F24]" office:value-type="string" office:string-value="binocular_star" calcext:value-type="string">
            <text:p>binocular_star</text:p>
          </table:table-cell>
          <table:table-cell table:formula="of:=[$'Akce Novy'.G24]" office:value-type="string" office:string-value="Saman I" calcext:value-type="string">
            <text:p>Saman I</text:p>
          </table:table-cell>
          <table:table-cell table:formula="of:=[$'Akce Novy'.H24]" office:value-type="string" office:string-value="wand" calcext:value-type="string">
            <text:p>wand</text:p>
          </table:table-cell>
          <table:table-cell table:formula="of:=[$'Akce Novy'.I24]" office:value-type="string" office:string-value="sun" calcext:value-type="string">
            <text:p>sun</text:p>
          </table:table-cell>
          <table:table-cell table:formula="of:=[$'Akce Novy'.J24]" office:value-type="string" office:string-value="food_bone" calcext:value-type="string">
            <text:p>food_bone</text:p>
          </table:table-cell>
          <table:table-cell table:formula="of:=[$'Akce Novy'.K24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5]" office:value-type="string" office:string-value="Zber klesti" calcext:value-type="string">
            <text:p>Zber klesti</text:p>
          </table:table-cell>
          <table:table-cell table:formula="of:=[$'Akce Novy'.F25]" office:value-type="string" office:string-value="three_bone_star" calcext:value-type="string">
            <text:p>three_bone_star</text:p>
          </table:table-cell>
          <table:table-cell table:formula="of:=[$'Akce Novy'.G25]" office:value-type="string" office:string-value="Saman I" calcext:value-type="string">
            <text:p>Saman I</text:p>
          </table:table-cell>
          <table:table-cell table:formula="of:=[$'Akce Novy'.H25]" office:value-type="string" office:string-value="wand" calcext:value-type="string">
            <text:p>wand</text:p>
          </table:table-cell>
          <table:table-cell table:formula="of:=[$'Akce Novy'.I25]" office:value-type="string" office:string-value="sun" calcext:value-type="string">
            <text:p>sun</text:p>
          </table:table-cell>
          <table:table-cell table:formula="of:=[$'Akce Novy'.J25]" office:value-type="string" office:string-value="food" calcext:value-type="string">
            <text:p>food</text:p>
          </table:table-cell>
          <table:table-cell table:formula="of:=[$'Akce Novy'.K25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6]" office:value-type="string" office:string-value="Strach" calcext:value-type="string">
            <text:p>Strach</text:p>
          </table:table-cell>
          <table:table-cell table:formula="of:=[$'Akce Novy'.F26]" office:value-type="string" office:string-value="bow_or_wolf" calcext:value-type="string">
            <text:p>bow_or_wolf</text:p>
          </table:table-cell>
          <table:table-cell table:formula="of:=[$'Akce Novy'.G26]" office:value-type="string" office:string-value="Saman I" calcext:value-type="string">
            <text:p>Saman I</text:p>
          </table:table-cell>
          <table:table-cell table:formula="of:=[$'Akce Novy'.H26]" office:value-type="string" office:string-value="wand" calcext:value-type="string">
            <text:p>wand</text:p>
          </table:table-cell>
          <table:table-cell table:formula="of:=[$'Akce Novy'.I26]" office:value-type="string" office:string-value="sun" calcext:value-type="string">
            <text:p>sun</text:p>
          </table:table-cell>
          <table:table-cell table:formula="of:=[$'Akce Novy'.J26]" office:value-type="string" office:string-value="two_food_bone" calcext:value-type="string">
            <text:p>two_food_bone</text:p>
          </table:table-cell>
          <table:table-cell table:formula="of:=[$'Akce Novy'.K26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walk</text:p>
          </table:table-cell>
          <table:table-cell table:style-name="ce12"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ribbo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J / Ocko</text:p>
          </table:table-cell>
          <table:table-cell office:value-type="string" calcext:value-type="string">
            <text:p>favour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two_bone</text:p>
          </table:table-cell>
          <table:table-cell office:value-type="string" calcext:value-type="string">
            <text:p>+Ocko / obrane</text:p>
          </table:table-cell>
          <table:table-cell office:value-type="string" calcext:value-type="string">
            <text:p>shield</text:p>
          </table:table-cell>
          <table:table-cell table:style-name="ce12" office:value-type="string" calcext:value-type="string">
            <text:p>favou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flirt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Drevo za 2K</text:p>
          </table:table-cell>
          <table:table-cell office:value-type="string" calcext:value-type="string">
            <text:p>two_bone</text:p>
          </table:table-cell>
          <table:table-cell table:style-name="ce12" office:value-type="string" calcext:value-type="string">
            <text:p>lo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sti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Jidlo pri zahane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K za 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2 Akcni karta</text:p>
          </table:table-cell>
          <table:table-cell/>
          <table:table-cell table:style-name="ce12" office:value-type="string" calcext:value-type="string">
            <text:p>two_card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hradniky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v okoli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bow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walk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1 obrana</text:p>
          </table:table-cell>
          <table:table-cell/>
          <table:table-cell table:style-name="ce12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flirt</text:p>
          </table:table-cell>
          <table:table-cell table:style-name="ce12" office:value-type="string" calcext:value-type="string">
            <text:p>flirt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Sklad dilu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 obrana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krys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2J / utok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table:style-name="ce12" office:value-type="string" calcext:value-type="string">
            <text:p>three_favourstor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_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bone_two_log</text:p>
          </table:table-cell>
          <table:table-cell office:value-type="string" calcext:value-type="string">
            <text:p>+2 obrany</text:p>
          </table:table-cell>
          <table:table-cell/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bone_two_log</text:p>
          </table:table-cell>
          <table:table-cell office:value-type="string" calcext:value-type="string">
            <text:p>Discard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s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two_log</text:p>
          </table:table-cell>
          <table:table-cell office:value-type="string" calcext:value-type="string">
            <text:p>ocko za ocko</text:p>
          </table:table-cell>
          <table:table-cell table:number-columns-repeated="2" table:style-name="ce12" office:value-type="string" calcext:value-type="string">
            <text:p>favour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5 sklad</text:p>
          </table:table-cell>
          <table:table-cell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Znic za Drevo</text:p>
          </table:table-cell>
          <table:table-cell office:value-type="string" calcext:value-type="string">
            <text:p>dispose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Hraz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K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ne</text:p>
          </table:table-cell>
        </table:table-row>
      </table:table>
      <table:table table:name="Help Nove" table:style-name="ta1">
        <table:table-column table:style-name="co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11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thegory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6</text:p>
          </table:table-cell>
        </table:table-row>
        <table:table-row table:style-name="ro1">
          <table:table-cell/>
          <table:table-cell office:value-type="string" calcext:value-type="string">
            <text:p>Zakladni akce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opularita</text:p>
          </table:table-cell>
        </table:table-row>
        <table:table-row table:style-name="ro1">
          <table:table-cell/>
          <table:table-cell office:value-type="string" calcext:value-type="string">
            <text:p>Specialni akce</text:p>
          </table:table-cell>
          <table:table-cell office:value-type="string" calcext:value-type="string">
            <text:p>binocular2</text:p>
          </table:table-cell>
          <table:table-cell office:value-type="string" calcext:value-type="string">
            <text:p>Vyber ze dvou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1-3 Utoky</text:p>
          </table:table-cell>
          <table:table-cell office:value-type="string" calcext:value-type="string">
            <text:p>shield2</text:p>
          </table:table-cell>
          <table:table-cell office:value-type="string" calcext:value-type="string">
            <text:p>Doma nebo|v terenu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Ve vsi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Kdekoliv|mimo ves</text:p>
          </table:table-cell>
          <table:table-cell office:value-type="string" calcext:value-type="string">
            <text:p>walk2</text:p>
          </table:table-cell>
          <table:table-cell office:value-type="string" calcext:value-type="string">
            <text:p>Kdekoliv|I ve vsi</text:p>
          </table:table-cell>
        </table:table-row>
      </table:table>
      <table:table table:name="Amulety" table:style-name="ta1">
        <table:table-column table:style-name="co1" table:number-columns-repeated="4" table:default-cell-style-name="Default"/>
        <table:table-column table:style-name="co42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ychlost</text:p>
          </table:table-cell>
          <table:table-cell office:value-type="string" calcext:value-type="string">
            <text:p>Pohyb -den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jidla</text:p>
          </table:table-cell>
          <table:table-cell office:value-type="string" calcext:value-type="string">
            <text:p>+J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KKK</text:p>
          </table:table-cell>
          <table:table-cell office:value-type="string" calcext:value-type="string">
            <text:p>+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sem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odou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lizeni</text:p>
          </table:table-cell>
          <table:table-cell office:value-type="string" calcext:value-type="string">
            <text:p>Bez Pokousani</text:p>
          </table:table-cell>
          <table:table-cell office:value-type="string" calcext:value-type="string">
            <text:p>wol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-K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alceni</text:p>
          </table:table-cell>
          <table:table-cell office:value-type="string" calcext:value-type="string">
            <text:p>Boj +Ocko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+Ocko</text:p>
          </table:table-cell>
          <table:table-cell office:value-type="string" calcext:value-type="string">
            <text:p>fli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beti K</text:p>
          </table:table-cell>
          <table:table-cell office:value-type="string" calcext:value-type="string">
            <text:p>K +Ocko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arta navic</text:p>
          </table:table-cell>
          <table:table-cell office:value-type="string" calcext:value-type="string">
            <text:p>+Karta</text:p>
          </table:table-cell>
          <table:table-cell table:style-name="Default" office:value-type="string" calcext:value-type="string">
            <text:p>car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beti J</text:p>
          </table:table-cell>
          <table:table-cell office:value-type="string" calcext:value-type="string">
            <text:p>J +Ocko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</table:table>
      <table:table table:name="Pocitadla" table:style-name="ta1">
        <table:table-column table:style-name="co1" table:number-columns-repeated="2" table:default-cell-style-name="Default"/>
        <table:table-column table:style-name="co4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mg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Sheet15" table:style-name="ta1">
        <table:table-column table:style-name="co1" table:number-columns-repeated="3" table:default-cell-style-name="Default"/>
        <table:table-column table:style-name="co43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binocular</text:p>
          </table:table-cell>
          <table:table-cell office:value-type="string" calcext:value-type="string">
            <text:p>binocular_s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</text:p>
          </table:table-cell>
          <table:table-cell office:value-type="string" calcext:value-type="string">
            <text:p>binocular2_s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_star</text:p>
          </table:table-cell>
          <table:table-cell office:value-type="string" calcext:value-type="string">
            <text:p>bone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_star</text:p>
          </table:table-cell>
          <table:table-cell office:value-type="string" calcext:value-type="string">
            <text:p>bone_two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_star</text:p>
          </table:table-cell>
          <table:table-cell office:value-type="string" calcext:value-type="string">
            <text:p>bow_or_wol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2_star</text:p>
          </table:table-cell>
          <table:table-cell office:value-type="string" calcext:value-type="string">
            <text:p>bow_wol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</text:p>
          </table:table-cell>
          <table:table-cell office:value-type="string" calcext:value-type="string">
            <text:p>bow_wolf_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</text:p>
          </table:table-cell>
          <table:table-cell office:value-type="string" calcext:value-type="string">
            <text:p>favour_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log</text:p>
          </table:table-cell>
          <table:table-cell office:value-type="string" calcext:value-type="string">
            <text:p>fiv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log</text:p>
          </table:table-cell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two_log</text:p>
          </table:table-cell>
          <table:table-cell office:value-type="string" calcext:value-type="string">
            <text:p>food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two_log</text:p>
          </table:table-cell>
          <table:table-cell office:value-type="string" calcext:value-type="string">
            <text:p>food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</text:p>
          </table:table-cell>
          <table:table-cell office:value-type="string" calcext:value-type="string">
            <text:p>four_food_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</text:p>
          </table:table-cell>
          <table:table-cell office:value-type="string" calcext:value-type="string">
            <text:p>four_food_two_bone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bow</text:p>
          </table:table-cell>
          <table:table-cell office:value-type="string" calcext:value-type="string">
            <text:p>log_thre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_or_wolf</text:p>
          </table:table-cell>
          <table:table-cell office:value-type="string" calcext:value-type="string">
            <text:p>six_bone_two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_wolf</text:p>
          </table:table-cell>
          <table:table-cell office:value-type="string" calcext:value-type="string">
            <text:p>six_food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_wolf_favour</text:p>
          </table:table-cell>
          <table:table-cell office:value-type="string" calcext:value-type="string">
            <text:p>swords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<text:span text:style-name="T1">swords_food</text:span>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swords_thre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<text:span text:style-name="T1">three_bone_</text:span>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three_bone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ard</text:p>
          </table:table-cell>
          <table:table-cell office:value-type="string" calcext:value-type="string">
            <text:p>three_bone_star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favour</text:p>
          </table:table-cell>
          <table:table-cell office:value-type="string" calcext:value-type="string">
            <text:p>three_bone_two_log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avour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vour_favour</text:p>
          </table:table-cell>
          <table:table-cell table:style-name="ce12" office:value-type="string" calcext:value-type="string">
            <text:p>three_favourst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vour_favour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hree_sun</text:p>
          </table:table-cell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ive_bone</text:p>
          </table:table-cell>
          <table:table-cell office:value-type="string" calcext:value-type="string">
            <text:p>two_binocu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wo_bone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wo_bone_two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food_bone</text:p>
          </table:table-cell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ive_food</text:p>
          </table:table-cell>
          <table:table-cell office:value-type="string" calcext:value-type="string">
            <text:p>two_food_four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storage</text:p>
          </table:table-cell>
          <table:table-cell office:value-type="string" calcext:value-type="string">
            <text:p>two_food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storage</text:p>
          </table:table-cell>
          <table:table-cell office:value-type="string" calcext:value-type="string">
            <text:p>two_food_two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irt</text:p>
          </table:table-cell>
          <table:table-cell office:value-type="string" calcext:value-type="string">
            <text:p>two_log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lirt</text:p>
          </table:table-cell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od</text:p>
          </table:table-cell>
          <table:table-cell office:value-type="string" calcext:value-type="string">
            <text:p>two_star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two_sun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walk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od</text:p>
          </table:table-cell>
          <table:table-cell office:value-type="string" calcext:value-type="string">
            <text:p>walk_food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<text:span text:style-name="T1">walk</text:span>_star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walk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two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ood_two_bone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our_food_favou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our_food_two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_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ibb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x_bone_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x_food_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or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n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words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<text:span text:style-name="T1">swords_food</text:span>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words_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pan text:style-name="T1">three_bone_</text:span>favou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_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discard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hree_favoursto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inocul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card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wo_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dis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four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pan text:style-name="T1">walk</text:span>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4"/>
          <table:table-cell/>
        </table:table-row>
        <table:table-row table:style-name="ro1" table:number-rows-repeated="4"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4"/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/>
        </table:table-row>
        <table:table-row table:style-name="ro1" table:number-rows-repeated="16">
          <table:table-cell table:number-columns-repeated="5"/>
        </table:table-row>
        <table:table-row table:style-name="ro1" table:number-rows-repeated="66">
          <table:table-cell table:number-columns-repeated="3"/>
          <table:table-cell table:style-name="ce4"/>
          <table:table-cell/>
        </table:table-row>
        <table:table-row table:style-name="ro1">
          <table:table-cell table:number-columns-repeated="3"/>
          <table:table-cell table:style-name="ce4"/>
          <table:table-cell/>
        </table:table-row>
      </table:table>
      <table:named-expressions/>
      <table:database-ranges>
        <table:database-range table:name="__Anonymous_Sheet_DB__7" table:target-range-address="Kombinace.G7:Kombinace.G59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Prizen Novy'.D5:'Prizen Novy'.H47" table:contains-header="false">
          <table:sort>
            <table:sort-by table:field-number="2" table:data-type="automatic"/>
          </table:sort>
        </table:database-range>
        <table:database-range table:name="__Anonymous_Sheet_DB__13" table:target-range-address="'Help Nove'.F1:'Help Nove'.F29" table:orientation="column"/>
        <table:database-range table:name="__Anonymous_Sheet_DB__16" table:target-range-address="Sheet15.D1:Sheet15.D214" table:display-filter-buttons="true" table:contains-header="false">
          <table:filter table:target-range-address="Pocitadla.E1" table:display-duplicates="false">
            <table:filter-and>
              <table:filter-condition table:field-number="0" table:data-type="number" table:value="67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0:58:37.684637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4-05-28T11:04:15.219746233</dc:date>
    <meta:editing-duration>P55DT6H10M56S</meta:editing-duration>
    <meta:editing-cycles>396</meta:editing-cycles>
    <meta:document-statistic meta:table-count="17" meta:cell-count="2538" meta:object-count="0"/>
  </office:meta>
</office:document-meta>
</file>